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Replacements/Object 45" manifest:media-type=""/>
  <manifest:file-entry manifest:full-path="ObjectReplacements/Object 44" manifest:media-type=""/>
  <manifest:file-entry manifest:full-path="ObjectReplacements/Object 25" manifest:media-type=""/>
  <manifest:file-entry manifest:full-path="ObjectReplacements/Object 4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17" manifest:media-type="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"/>
  <manifest:file-entry manifest:full-path="ObjectReplacements/Object 46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26" manifest:media-type=""/>
  <manifest:file-entry manifest:full-path="ObjectReplacements/Object 41" manifest:media-type=""/>
  <manifest:file-entry manifest:full-path="ObjectReplacements/Object 33" manifest:media-type=""/>
  <manifest:file-entry manifest:full-path="ObjectReplacements/Object 27" manifest:media-type=""/>
  <manifest:file-entry manifest:full-path="ObjectReplacements/Object 42" manifest:media-type=""/>
  <manifest:file-entry manifest:full-path="ObjectReplacements/Object 34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ejaVu Sans Mono1" svg:font-family="'DejaVu Sans Mono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2" svg:font-family="'DejaVu Sans Mono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3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officeooo:rsid="00016e92" officeooo:paragraph-rsid="0004be20" style:font-size-asian="16pt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normal" officeooo:rsid="00016e92" officeooo:paragraph-rsid="00016e92" style:font-size-asian="16pt" style:font-weight-asian="normal" style:font-name-complex="Times New Roman1" style:font-size-complex="16pt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font-name="Times New Roman" fo:language="ru" fo:country="RU" style:font-name-complex="Times New Roman1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7" style:family="paragraph" style:parent-style-name="Standard">
      <style:text-properties fo:language="ru" fo:country="RU" officeooo:paragraph-rsid="0004be20"/>
    </style:style>
    <style:style style:name="P18" style:family="paragraph" style:parent-style-name="Standard">
      <style:paragraph-properties fo:text-align="justify" style:justify-single-word="false"/>
      <style:text-properties officeooo:paragraph-rsid="0004be20"/>
    </style:style>
    <style:style style:name="P19" style:family="paragraph" style:parent-style-name="Standard">
      <style:paragraph-properties fo:text-align="end" style:justify-single-word="false"/>
      <style:text-properties officeooo:paragraph-rsid="0004be20"/>
    </style:style>
    <style:style style:name="P20" style:family="paragraph" style:parent-style-name="Standard">
      <style:paragraph-properties fo:text-align="center" style:justify-single-word="false"/>
      <style:text-properties officeooo:paragraph-rsid="0004be20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22" style:family="paragraph" style:parent-style-name="Standard">
      <style:text-properties style:font-name="Times New Roman" fo:font-size="14pt" fo:language="ru" fo:country="RU" officeooo:paragraph-rsid="0004be20" style:font-size-asian="14pt" style:font-name-complex="Times New Roman1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25" style:family="paragraph" style:parent-style-name="Standard">
      <style:paragraph-properties>
        <style:tab-stops>
          <style:tab-stop style:position="2.8346in"/>
        </style:tab-stops>
      </style:paragraph-properties>
      <style:text-properties style:font-name="Times New Roman" fo:font-size="14pt" fo:language="ru" fo:country="RU" fo:font-style="italic" fo:font-weight="bold" officeooo:paragraph-rsid="0004be20" style:font-size-asian="14pt" style:font-style-asian="italic" style:font-weight-asian="bold" style:font-name-complex="Times New Roman1"/>
    </style:style>
    <style:style style:name="P26" style:family="paragraph" style:parent-style-name="Standard">
      <style:text-properties style:font-name="Times New Roman" fo:font-size="14pt" fo:language="en" fo:country="US" officeooo:paragraph-rsid="0004be20" style:font-size-asian="14pt" style:font-name-complex="Times New Roman1"/>
    </style:style>
    <style:style style:name="P27" style:family="paragraph" style:parent-style-name="Standard">
      <style:text-properties officeooo:paragraph-rsid="0004be20"/>
    </style:style>
    <style:style style:name="P28" style:family="paragraph" style:parent-style-name="Standard">
      <style:paragraph-properties fo:margin-top="0in" fo:margin-bottom="0.139in" loext:contextual-spacing="false"/>
      <style:text-properties fo:letter-spacing="normal" fo:language="ru" fo:country="RU" fo:font-style="normal" fo:font-weight="normal" officeooo:paragraph-rsid="0004be20" style:font-style-asian="normal" style:font-weight-asian="normal" style:font-style-complex="normal" style:font-weight-complex="normal"/>
    </style:style>
    <style:style style:name="P29" style:family="paragraph" style:parent-style-name="Heading_20_1">
      <style:paragraph-properties fo:text-align="center" style:justify-single-word="false"/>
      <style:text-properties officeooo:paragraph-rsid="0004be20"/>
    </style:style>
    <style:style style:name="P30" style:family="paragraph" style:parent-style-name="Heading_20_1">
      <style:paragraph-properties fo:text-align="center" style:justify-single-word="false" fo:break-before="page"/>
      <style:text-properties officeooo:paragraph-rsid="0004be20"/>
    </style:style>
    <style:style style:name="P31" style:family="paragraph" style:parent-style-name="Normal_20__28_Web_29_">
      <style:paragraph-properties fo:margin-top="0.1945in" fo:margin-bottom="0.1945in" loext:contextual-spacing="false"/>
      <style:text-properties officeooo:paragraph-rsid="0004be20"/>
    </style:style>
    <style:style style:name="P32" style:family="paragraph" style:parent-style-name="Standard" style:master-page-name="First_20_Page">
      <style:paragraph-properties fo:margin-top="0in" fo:margin-bottom="0.1945in" loext:contextual-spacing="false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3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35" style:family="paragraph" style:parent-style-name="Standard">
      <style:text-properties style:font-name="Times New Roman" fo:font-size="14pt" fo:language="ru" fo:country="RU" officeooo:paragraph-rsid="0004be20" style:font-size-asian="14pt" style:font-name-complex="Times New Roman1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37" style:family="paragraph" style:parent-style-name="Standard">
      <style:paragraph-properties>
        <style:tab-stops>
          <style:tab-stop style:position="2.8346in"/>
        </style:tab-stops>
      </style:paragraph-properties>
      <style:text-properties style:font-name="Times New Roman" fo:font-size="14pt" fo:language="ru" fo:country="RU" fo:font-style="italic" fo:font-weight="bold" officeooo:paragraph-rsid="0004be20" style:font-size-asian="14pt" style:font-style-asian="italic" style:font-weight-asian="bold" style:font-name-complex="Times New Roman1"/>
    </style:style>
    <style:style style:name="P38" style:family="paragraph" style:parent-style-name="Standard">
      <style:text-properties style:font-name="Times New Roman" fo:font-size="14pt" fo:language="ru" fo:country="RU" fo:font-style="italic" fo:font-weight="bold" officeooo:paragraph-rsid="0004be20" style:font-size-asian="14pt" style:font-style-asian="italic" style:font-weight-asian="bold" style:font-name-complex="Times New Roman1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paragraph-rsid="0004be20"/>
    </style:style>
    <style:style style:name="P40" style:family="paragraph" style:parent-style-name="Standard">
      <style:paragraph-properties fo:text-align="start" style:justify-single-word="false"/>
      <style:text-properties fo:color="#000000" style:font-name="Monospaced" fo:font-size="9pt" fo:language="ru" fo:country="RU" officeooo:paragraph-rsid="0004be20" style:font-size-asian="9pt" style:font-name-complex="Times New Roman1" style:font-size-complex="9pt"/>
    </style:style>
    <style:style style:name="P41" style:family="paragraph" style:parent-style-name="Standard">
      <style:paragraph-properties fo:text-align="start" style:justify-single-word="false"/>
      <style:text-properties fo:color="#000000" style:font-name="Monospaced" fo:font-size="11pt" fo:language="ru" fo:country="RU" officeooo:paragraph-rsid="0004be20" style:font-size-asian="11pt" style:font-name-complex="Times New Roman1" style:font-size-complex="11pt"/>
    </style:style>
    <style:style style:name="P42" style:family="paragraph" style:parent-style-name="Standard">
      <style:paragraph-properties fo:text-align="start" style:justify-single-word="false"/>
      <style:text-properties fo:color="#000000" style:font-name="Monospaced" fo:font-size="11pt" fo:language="ru" fo:country="RU" officeooo:paragraph-rsid="0009087d" style:font-size-asian="11pt" style:font-name-complex="Times New Roman1" style:font-size-complex="11pt"/>
    </style:style>
    <style:style style:name="P43" style:family="paragraph" style:parent-style-name="Heading_20_1">
      <style:paragraph-properties fo:text-align="center" style:justify-single-word="false"/>
      <style:text-properties officeooo:paragraph-rsid="0004be20"/>
    </style:style>
    <style:style style:name="P44" style:family="paragraph" style:parent-style-name="List_20_Paragraph" style:list-style-name="WWNum6">
      <style:paragraph-properties fo:margin-top="0in" fo:margin-bottom="0.139in" loext:contextual-spacing="true"/>
      <style:text-properties officeooo:paragraph-rsid="0004be20"/>
    </style:style>
    <style:style style:name="P45" style:family="paragraph" style:parent-style-name="List_20_Paragraph" style:list-style-name="WWNum6">
      <style:paragraph-properties fo:margin-top="0in" fo:margin-bottom="0.139in" loext:contextual-spacing="true"/>
      <style:text-properties style:font-name="Times New Roman" fo:font-size="14pt" fo:language="ru" fo:country="RU" officeooo:paragraph-rsid="0004be20" style:font-size-asian="14pt" style:font-name-complex="Times New Roman1"/>
    </style:style>
    <style:style style:name="P46" style:family="paragraph" style:parent-style-name="List_20_Paragraph" style:list-style-name="WWNum7">
      <style:paragraph-properties fo:margin-top="0in" fo:margin-bottom="0.139in" loext:contextual-spacing="true" fo:text-align="justify" style:justify-single-word="false"/>
      <style:text-properties style:font-name="Times New Roman" fo:font-size="14pt" fo:language="ru" fo:country="RU" fo:font-style="italic" fo:font-weight="bold" officeooo:paragraph-rsid="0004be20" style:font-size-asian="14pt" style:font-style-asian="italic" style:font-weight-asian="bold" style:font-name-complex="Times New Roman1"/>
    </style:style>
    <style:style style:name="P47" style:family="paragraph" style:parent-style-name="Normal_20__28_Web_29_" style:list-style-name="WWNum8">
      <style:paragraph-properties fo:margin-top="0.1945in" fo:margin-bottom="0in" loext:contextual-spacing="false"/>
      <style:text-properties officeooo:paragraph-rsid="0004be20"/>
    </style:style>
    <style:style style:name="P48" style:family="paragraph" style:parent-style-name="Normal_20__28_Web_29_" style:list-style-name="WWNum8">
      <style:paragraph-properties fo:margin-top="0.1945in" fo:margin-bottom="0.1945in" loext:contextual-spacing="false" fo:text-align="center" style:justify-single-word="false"/>
      <style:text-properties style:font-name="Times New Roman" fo:font-size="14pt" fo:language="ru" fo:country="RU" officeooo:paragraph-rsid="0004be20" style:font-name-asian="Arial1" style:font-size-asian="14pt" style:font-name-complex="Times New Roman1" style:font-size-complex="11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language="ru" fo:country="RU" style:font-size-asian="12pt" style:font-name-complex="Times New Roman1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5" style:family="text">
      <style:text-properties style:font-name="Times New Roman" fo:font-size="12pt" fo:font-weight="bold" officeooo:rsid="0004be20" style:font-size-asian="12pt" style:font-weight-asian="bold" style:font-name-complex="Times New Roman1"/>
    </style:style>
    <style:style style:name="T6" style:family="text">
      <style:text-properties style:font-name="Times New Roman" fo:font-size="14pt" fo:language="ru" fo:country="RU" style:font-size-asian="14pt" style:font-name-complex="Times New Roman1"/>
    </style:style>
    <style:style style:name="T7" style:family="text">
      <style:text-properties style:font-name="Times New Roman" fo:font-size="14pt" style:font-size-asian="14pt" style:font-name-complex="Times New Roman1"/>
    </style:style>
    <style:style style:name="T8" style:family="text">
      <style:text-properties style:font-name="Times New Roman" fo:font-size="14pt" officeooo:rsid="00016e92" style:font-size-asian="14pt" style:font-name-complex="Times New Roman1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1" style:family="text">
      <style:text-properties fo:font-size="14pt" fo:language="ru" fo:country="RU" style:font-name-asian="Arial1" style:font-size-asian="14pt" style:font-size-complex="11pt"/>
    </style:style>
    <style:style style:name="T12" style:family="text">
      <style:text-properties fo:font-size="14pt" fo:language="en" fo:country="US" style:font-name-asian="Arial1" style:font-size-asian="14pt" style:font-size-complex="11pt"/>
    </style:style>
    <style:style style:name="T13" style:family="text">
      <style:text-properties officeooo:rsid="0004be20"/>
    </style:style>
    <style:style style:name="T14" style:family="text">
      <style:text-properties fo:font-style="normal" fo:font-weight="normal" style:font-style-asian="normal" style:font-weight-asian="normal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fo:font-style="normal" fo:font-weight="normal" style:font-style-asian="normal" style:font-weight-asian="normal"/>
    </style:style>
    <style:style style:name="T18" style:family="text">
      <style:text-properties fo:font-style="normal" fo:font-weight="normal" style:font-style-asian="normal" style:font-weight-asian="normal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normal" fo:font-weight="normal" style:font-style-asian="normal" style:font-weight-asian="normal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color="#000000" style:font-name="Times new roman" fo:font-size="16pt" fo:font-style="normal" style:text-underline-style="none" fo:font-weight="bold" style:font-size-asian="16pt" style:font-style-asian="normal" style:font-weight-asian="bold" style:font-style-complex="normal"/>
    </style:style>
    <style:style style:name="T25" style:family="text">
      <style:text-properties fo:color="#000000" style:font-name="Times new roman" fo:font-size="16pt" fo:font-style="normal" style:text-underline-style="none" fo:font-weight="bold" officeooo:rsid="0004be20" style:font-size-asian="16pt" style:font-style-asian="normal" style:font-weight-asian="bold" style:font-style-complex="normal"/>
    </style:style>
    <style:style style:name="T26" style:family="text">
      <style:text-properties fo:color="#000000" style:font-name="Times new roman" fo:font-size="16pt" fo:font-style="normal" style:text-underline-style="none" fo:font-weight="bold" officeooo:rsid="0004be20" style:font-size-asian="16pt" style:font-style-asian="normal" style:font-weight-asian="bold" style:font-size-complex="16pt" style:font-style-complex="normal"/>
    </style:style>
    <style:style style:name="T27" style:family="text">
      <style:text-properties fo:color="#000000" style:font-name="Monospaced" fo:font-size="11pt" fo:font-style="normal" style:text-underline-style="none" fo:font-weight="bold" officeooo:rsid="0004be20" style:font-size-asian="11pt" style:font-style-asian="normal" style:font-weight-asian="bold" style:font-size-complex="11pt" style:font-style-complex="normal"/>
    </style:style>
    <style:style style:name="T28" style:family="text">
      <style:text-properties fo:color="#000000" style:font-name="Monospaced" fo:font-size="11pt" fo:font-style="normal" style:text-underline-style="none" fo:font-weight="normal" officeooo:rsid="0004be20" style:font-size-asian="11pt" style:font-style-asian="normal" style:font-weight-asian="normal" style:font-size-complex="11pt" style:font-style-complex="normal"/>
    </style:style>
    <style:style style:name="T29" style:family="text">
      <style:text-properties fo:color="#000000" style:font-name="Monospaced" fo:font-size="11pt" fo:font-style="normal" fo:font-weight="normal" style:font-size-asian="11pt" style:font-style-asian="normal" style:font-weight-asian="normal" style:font-size-complex="11pt"/>
    </style:style>
    <style:style style:name="T30" style:family="text">
      <style:text-properties fo:color="#000000" style:font-name="Monospaced" fo:font-size="11pt" style:font-size-asian="11pt" style:font-size-complex="11pt"/>
    </style:style>
    <style:style style:name="T31" style:family="text">
      <style:text-properties fo:color="#000000" style:font-name="Monospaced" fo:font-size="10.5pt" fo:font-style="normal" style:text-underline-style="none" fo:font-weight="normal" officeooo:rsid="0004be20" style:font-size-asian="10.5pt" style:font-style-asian="normal" style:font-weight-asian="normal" style:font-size-complex="10.5pt" style:font-style-complex="normal"/>
    </style:style>
    <style:style style:name="T32" style:family="text">
      <style:text-properties fo:color="#000000" style:font-name="Monospaced" fo:font-size="10.5pt" fo:font-style="normal" style:text-underline-style="none" fo:font-weight="bold" officeooo:rsid="0004be20" style:font-size-asian="10.5pt" style:font-style-asian="normal" style:font-weight-asian="bold" style:font-size-complex="10.5pt" style:font-style-complex="normal"/>
    </style:style>
    <style:style style:name="T33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34" style:family="text">
      <style:text-properties fo:color="#000000" style:font-name="Monospaced" fo:font-size="10.5pt" style:font-size-asian="10.5pt" style:font-size-complex="10.5pt"/>
    </style:style>
    <style:style style:name="T35" style:family="text">
      <style:text-properties fo:color="#000000" style:font-name="Monospaced" fo:font-size="7pt" fo:font-style="normal" style:text-underline-style="none" fo:font-weight="normal" officeooo:rsid="0004be20" style:font-size-asian="7pt" style:font-style-asian="normal" style:font-weight-asian="normal" style:font-size-complex="7pt" style:font-style-complex="normal" style:font-weight-complex="normal"/>
    </style:style>
    <style:style style:name="T36" style:family="text">
      <style:text-properties fo:color="#000000" fo:font-style="normal" fo:font-weight="normal" style:font-style-asian="normal" style:font-weight-asian="normal"/>
    </style:style>
    <style:style style:name="T37" style:family="text">
      <style:text-properties fo:color="#000000" fo:font-size="10.5pt" fo:font-style="normal" fo:font-weight="normal" style:font-size-asian="10.5pt" style:font-style-asian="normal" style:font-weight-asian="normal" style:font-size-complex="10.5pt"/>
    </style:style>
    <style:style style:name="T38" style:family="text">
      <style:text-properties fo:color="#000000" fo:font-size="11pt" fo:font-style="normal" fo:font-weight="normal" style:font-size-asian="11pt" style:font-style-asian="normal" style:font-weight-asian="normal" style:font-size-complex="11pt"/>
    </style:style>
    <style:style style:name="T39" style:family="text">
      <style:text-properties fo:color="#cc7832" style:font-name="DejaVu Sans Mono" fo:font-size="13pt" fo:font-style="normal" fo:font-weight="normal" style:font-size-asian="13pt" style:font-style-asian="normal" style:font-weight-asian="normal"/>
    </style:style>
    <style:style style:name="T40" style:family="text">
      <style:text-properties fo:color="#cc7832" fo:font-size="13pt" fo:font-style="normal" fo:font-weight="normal" style:font-size-asian="13pt" style:font-style-asian="normal" style:font-weight-asian="normal" style:font-size-complex="10.5pt"/>
    </style:style>
    <style:style style:name="T41" style:family="text">
      <style:text-properties fo:color="#cc7832" fo:font-size="13pt" fo:font-style="normal" fo:font-weight="normal" style:font-size-asian="13pt" style:font-style-asian="normal" style:font-weight-asian="normal"/>
    </style:style>
    <style:style style:name="T42" style:family="text">
      <style:text-properties fo:color="#cc7832" fo:font-size="13pt" fo:font-style="normal" fo:font-weight="normal" style:font-size-asian="13pt" style:font-style-asian="normal" style:font-weight-asian="normal" style:font-size-complex="11pt"/>
    </style:style>
    <style:style style:name="T43" style:family="text">
      <style:text-properties fo:color="#cc7832" style:font-name="DejaVu Sans Mono2" fo:font-size="13pt" fo:font-style="normal" fo:font-weight="normal" style:font-size-asian="13pt" style:font-style-asian="normal" style:font-weight-asian="normal" style:font-size-complex="10.5pt"/>
    </style:style>
    <style:style style:name="T44" style:family="text">
      <style:text-properties fo:color="#cc7832" style:font-name="DejaVu Sans Mono2" fo:font-size="13pt" fo:font-style="normal" fo:font-weight="normal" style:font-size-asian="13pt" style:font-style-asian="normal" style:font-weight-asian="normal" style:font-size-complex="11pt"/>
    </style:style>
    <style:style style:name="T45" style:family="text">
      <style:text-properties fo:color="#cc7832" fo:font-style="normal" fo:font-weight="normal" style:font-style-asian="normal" style:font-weight-asian="normal"/>
    </style:style>
    <style:style style:name="T46" style:family="text">
      <style:text-properties fo:color="#a9b7c6" style:font-name="DejaVu Sans Mono" fo:font-size="13pt" fo:font-style="normal" fo:font-weight="normal" style:font-size-asian="13pt" style:font-style-asian="normal" style:font-weight-asian="normal"/>
    </style:style>
    <style:style style:name="T47" style:family="text">
      <style:text-properties fo:color="#a9b7c6" fo:font-size="13pt" fo:font-style="normal" fo:font-weight="normal" style:font-size-asian="13pt" style:font-style-asian="normal" style:font-weight-asian="normal"/>
    </style:style>
    <style:style style:name="T48" style:family="text">
      <style:text-properties fo:color="#a9b7c6" fo:font-style="normal" fo:font-weight="normal" style:font-style-asian="normal" style:font-weight-asian="normal"/>
    </style:style>
    <style:style style:name="T49" style:family="text">
      <style:text-properties fo:color="#b200b2" style:font-name="DejaVu Sans Mono" fo:font-size="13pt" fo:font-style="normal" fo:font-weight="normal" style:font-size-asian="13pt" style:font-style-asian="normal" style:font-weight-asian="normal"/>
    </style:style>
    <style:style style:name="T50" style:family="text">
      <style:text-properties fo:color="#b200b2" fo:font-size="13pt" fo:font-style="normal" fo:font-weight="normal" style:font-size-asian="13pt" style:font-style-asian="normal" style:font-weight-asian="normal"/>
    </style:style>
    <style:style style:name="T51" style:family="text">
      <style:text-properties fo:color="#b200b2" fo:font-style="normal" fo:font-weight="normal" style:font-style-asian="normal" style:font-weight-asian="normal"/>
    </style:style>
    <style:style style:name="T52" style:family="text">
      <style:text-properties fo:color="#94558d" style:font-name="DejaVu Sans Mono" fo:font-size="13pt" fo:font-style="normal" fo:font-weight="normal" style:font-size-asian="13pt" style:font-style-asian="normal" style:font-weight-asian="normal"/>
    </style:style>
    <style:style style:name="T53" style:family="text">
      <style:text-properties fo:color="#94558d" fo:font-size="13pt" fo:font-style="normal" fo:font-weight="normal" style:font-size-asian="13pt" style:font-style-asian="normal" style:font-weight-asian="normal"/>
    </style:style>
    <style:style style:name="T54" style:family="text">
      <style:text-properties fo:color="#94558d" fo:font-style="normal" fo:font-weight="normal" style:font-style-asian="normal" style:font-weight-asian="normal"/>
    </style:style>
    <style:style style:name="T55" style:family="text">
      <style:text-properties fo:color="#8888c6" style:font-name="DejaVu Sans Mono" fo:font-size="13pt" fo:font-style="normal" fo:font-weight="normal" style:font-size-asian="13pt" style:font-style-asian="normal" style:font-weight-asian="normal"/>
    </style:style>
    <style:style style:name="T56" style:family="text">
      <style:text-properties fo:color="#8888c6" fo:font-size="13pt" fo:font-style="normal" fo:font-weight="normal" style:font-size-asian="13pt" style:font-style-asian="normal" style:font-weight-asian="normal"/>
    </style:style>
    <style:style style:name="T57" style:family="text">
      <style:text-properties fo:color="#8888c6" fo:font-style="normal" fo:font-weight="normal" style:font-style-asian="normal" style:font-weight-asian="normal"/>
    </style:style>
    <style:style style:name="T58" style:family="text">
      <style:text-properties fo:color="#6897bb" style:font-name="DejaVu Sans Mono" fo:font-size="13pt" fo:font-style="normal" fo:font-weight="normal" style:font-size-asian="13pt" style:font-style-asian="normal" style:font-weight-asian="normal"/>
    </style:style>
    <style:style style:name="T59" style:family="text">
      <style:text-properties fo:color="#6897bb" fo:font-size="13pt" fo:font-style="normal" fo:font-weight="normal" style:font-size-asian="13pt" style:font-style-asian="normal" style:font-weight-asian="normal"/>
    </style:style>
    <style:style style:name="T60" style:family="text">
      <style:text-properties fo:color="#6897bb" fo:font-style="normal" fo:font-weight="normal" style:font-style-asian="normal" style:font-weight-asian="normal"/>
    </style:style>
    <style:style style:name="T61" style:family="text">
      <style:text-properties fo:color="#6a8759" style:font-name="DejaVu Sans Mono" fo:font-size="13pt" fo:font-style="normal" fo:font-weight="normal" style:font-size-asian="13pt" style:font-style-asian="normal" style:font-weight-asian="normal"/>
    </style:style>
    <style:style style:name="T62" style:family="text">
      <style:text-properties fo:color="#6a8759" fo:font-size="13pt" fo:font-style="normal" fo:font-weight="normal" style:font-size-asian="13pt" style:font-style-asian="normal" style:font-weight-asian="normal"/>
    </style:style>
    <style:style style:name="T63" style:family="text">
      <style:text-properties fo:color="#6a8759" fo:font-style="normal" fo:font-weight="normal" style:font-style-asian="normal" style:font-weight-asian="normal"/>
    </style:style>
    <style:style style:name="T64" style:family="text">
      <style:text-properties fo:color="#ffc66d" style:font-name="DejaVu Sans Mono" fo:font-size="13pt" fo:font-style="normal" fo:font-weight="normal" style:font-size-asian="13pt" style:font-style-asian="normal" style:font-weight-asian="normal"/>
    </style:style>
    <style:style style:name="T65" style:family="text">
      <style:text-properties fo:color="#ffc66d" fo:font-size="13pt" fo:font-style="normal" fo:font-weight="normal" style:font-size-asian="13pt" style:font-style-asian="normal" style:font-weight-asian="normal"/>
    </style:style>
    <style:style style:name="T66" style:family="text">
      <style:text-properties fo:color="#ffc66d" fo:font-style="normal" fo:font-weight="normal" style:font-style-asian="normal" style:font-weight-asian="normal"/>
    </style:style>
    <style:style style:name="T67" style:family="text">
      <style:text-properties fo:color="#bbb529" style:font-name="DejaVu Sans Mono" fo:font-size="13pt" fo:font-style="normal" fo:font-weight="normal" style:font-size-asian="13pt" style:font-style-asian="normal" style:font-weight-asian="normal"/>
    </style:style>
    <style:style style:name="T68" style:family="text">
      <style:text-properties fo:color="#bbb529" fo:font-size="13pt" fo:font-style="normal" fo:font-weight="normal" style:font-size-asian="13pt" style:font-style-asian="normal" style:font-weight-asian="normal"/>
    </style:style>
    <style:style style:name="T69" style:family="text">
      <style:text-properties fo:color="#bbb529" fo:font-style="normal" fo:font-weight="normal" style:font-style-asian="normal" style:font-weight-asian="normal"/>
    </style:style>
    <style:style style:name="T70" style:family="text">
      <style:text-properties fo:font-size="7pt" style:font-size-asian="7pt" style:font-size-complex="7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БЕЛОРУССКИЙ ГОСУДАРСТВЕННЫЙ УНИВЕРСИТЕТ</text:p>
      <text:p text:style-name="P3">Факультет прикладной математики и информатики</text:p>
      <text:p text:style-name="P2"/>
      <text:p text:style-name="P2"/>
      <text:p text:style-name="P2"/>
      <text:p text:style-name="P14">Соколов Евгений Викторович</text:p>
      <text:p text:style-name="P6"/>
      <text:p text:style-name="P9"/>
      <text:p text:style-name="P9"/>
      <text:p text:style-name="P10"/>
      <text:p text:style-name="P16">Лабораторная работа №<text:span text:style-name="T13">3</text:span></text:p>
      <text:p text:style-name="P11"/>
      <text:p text:style-name="P13">Итерационные методы решения системы линейных алгебраических уравнений</text:p>
      <text:p text:style-name="P12"/>
      <text:p text:style-name="P5"><text:span text:style-name="T6">С</text:span><text:span text:style-name="T7">тудент</text:span><text:span text:style-name="T8">а </text:span><text:span text:style-name="T7">2 курса 7 группы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15"/>
      <text:p text:style-name="P15"/>
      <text:p text:style-name="P8"/>
      <text:p text:style-name="P8"/>
      <text:p text:style-name="P4"><text:span text:style-name="T4">Зачтено _ </text:span><text:span text:style-name="T5">декабря</text:span><text:span text:style-name="T3"> </text:span><text:span text:style-name="T4">201</text:span><text:span text:style-name="T3">9</text:span><text:span text:style-name="T4"> г</text:span><text:span text:style-name="T9">. <text:s text:c="47"/>Преподаватель </text:span></text:p>
      <text:p text:style-name="P4"><text:span text:style-name="T7">_____________________ <text:s text:c="28"/></text:span><text:span text:style-name="T10"><text:s/>Радкевич Елена Владимировна</text:span></text:p>
      <text:p text:style-name="P8">(подпись преподавателя)</text:p>
      <text:p text:style-name="P15"/>
      <text:p text:style-name="P15"/>
      <text:p text:style-name="P15"/>
      <text:p text:style-name="P7"/>
      <text:p text:style-name="P5"><text:span text:style-name="T1">Минск, 201</text:span><text:span text:style-name="T2">9</text:span></text:p>
      <text:h text:style-name="P30" text:outline-level="1"><text:bookmark-start text:name="_Toc276417803"/><text:bookmark-start text:name="_Toc27641778"/><text:span text:style-name="Book_20_Title"><text:span text:style-name="T26">П</text:span></text:span><text:bookmark-end text:name="_Toc276417803"/><text:bookmark-end text:name="_Toc27641778"/><text:span text:style-name="Book_20_Title"><text:span text:style-name="T26">остановка задачи:</text:span></text:span></text:h>
      <text:p text:style-name="P17"/>
      <text:list xml:id="list1188155325" text:style-name="WWNum6">
        <text:list-item>
          <text:p text:style-name="P44"><text:span text:style-name="T6">Методом простой итерации найти решение СЛАУ с точностью </text:span><draw:frame draw:style-name="fr1" draw:name="Object24" text:anchor-type="as-char" svg:width="0.5134in" svg:height="0.2075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6">, привести систему к каноническому виду.</text:span></text:p>
        </text:list-item>
        <text:list-item>
          <text:p text:style-name="P45">Методом Якоби найти решение СЛАУ. Привести исходную матрицу к диагональному преобладанию. Из априорной оценки скорости сходимости найти число итераций, которое необходимо сделать, чтобы получить решение с требуемой точностью.</text:p>
        </text:list-item>
        <text:list-item>
          <text:p text:style-name="P45">Методом Гаусса-Зейделя найти решение СЛАУ.</text:p>
        </text:list-item>
      </text:list>
      <text:h text:style-name="P29" text:outline-level="1"><text:span text:style-name="Book_20_Title"><text:span text:style-name="T26">Алгоритм решения</text:span></text:span><text:bookmark-start text:name="_Toc27641779"/><text:span text:style-name="Book_20_Title"><text:span text:style-name="T26">:</text:span></text:span><text:bookmark-end text:name="_Toc27641779"/></text:h>
      <text:p text:style-name="P17"/>
      <text:list xml:id="list3426727109" text:style-name="WWNum7">
        <text:list-item>
          <text:p text:style-name="P46">Общий алгоритм итерационных методов</text:p>
        </text:list-item>
      </text:list>
      <text:p text:style-name="P21">Пусть задана СЛАУ:</text:p>
      <text:p text:style-name="P18"><draw:frame draw:style-name="fr1" draw:name="Object1" text:anchor-type="as-char" svg:width="0.4555in" svg:height="0.2118in" draw:z-index="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4">(1)</text:p>
      <text:p text:style-name="P21">В соответствии с общей идеей итерационных методов исходная системы должна быть приведена к виду:</text:p>
      <text:p text:style-name="P18"><draw:frame draw:style-name="fr1" draw:name="Object2" text:anchor-type="as-char" svg:width="0.6547in" svg:height="0.2102in" draw:z-index="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0"><text:tab/></text:p>
      <text:p text:style-name="P19">(2)</text:p>
      <text:p text:style-name="P27"><text:span text:style-name="T6">где </text:span><draw:frame draw:style-name="fr1" draw:name="Object3" text:anchor-type="as-char" svg:width="0.1134in" svg:height="0.1839in" draw:z-index="3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6"><text:s/>– матрица, </text:span><draw:frame draw:style-name="fr1" draw:name="Object4" text:anchor-type="as-char" svg:width="0.089in" svg:height="0.2102in" draw:z-index="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6">– столбец свободных членов. При этом решение системы (2) должно совпадать с решением системы (1).</text:span></text:p>
      <text:p text:style-name="P22">Затем строится рекуррентная последовательность первого порядка в виде:</text:p>
      <text:p text:style-name="P27"><draw:frame draw:style-name="fr1" draw:name="Object5" text:anchor-type="as-char" svg:width="1.7929in" svg:height="0.2102in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8"><text:span text:style-name="T6">Для начала вычислений задаётся некоторое начальное приближение </text:span><draw:frame draw:style-name="fr1" draw:name="Object6" text:anchor-type="as-char" svg:width="0.2154in" svg:height="0.2102in" draw:z-index="6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6">, для окончания некоторое малое </text:span><draw:frame draw:style-name="fr2" draw:name="Object7" text:anchor-type="as-char" svg:width="0.1382in" svg:height="0.1618in" draw:z-index="7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6">. Получаемая последовательность будет сходиться к точному решению, если норма матрицы </text:span><draw:frame draw:style-name="fr1" draw:name="Object8" text:anchor-type="as-char" svg:width="0.4638in" svg:height="0.2035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6">. </text:span></text:p>
      <text:p text:style-name="P18"><text:span text:style-name="T6">Таким образом, исходя из того, что последовательность решений будет сходиться, можно за конечное число шагов получить решение СЛАУ с заданным приближением</text:span><text:span text:style-name="T2"> </text:span><draw:frame draw:style-name="fr1" draw:name="Object9" text:anchor-type="as-char" svg:width="0.0783in" svg:height="0.1839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6">.</text:span></text:p>
      <text:p text:style-name="P21">Для априорной оценки количества итерации k воспользуемся формулой:</text:p>
      <text:p text:style-name="P21"/>
      <text:p text:style-name="P18"><draw:frame draw:style-name="fr1" draw:name="Object10" text:anchor-type="as-char" svg:width="1.4083in" svg:height="0.7492in" draw:z-index="1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34"><text:s/>(3)</text:p>
      <text:p text:style-name="P25"><text:soft-page-break/></text:p>
      <text:p text:style-name="P25">2. Особенности метода Якоби</text:p>
      <text:p text:style-name="P18"><text:span text:style-name="T6">Чтобы метод Якоби сходился должно выполняться условие </text:span><draw:frame draw:style-name="fr1" draw:name="Object11" text:anchor-type="as-char" svg:width="0.4638in" svg:height="0.2035in" draw:z-index="1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6">, для этого матрица A должна обладать свойством диагонального преобладания </text:span><draw:frame draw:style-name="fr1" draw:name="Object12" text:anchor-type="as-char" svg:width="1.6228in" svg:height="0.3744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6">. Таким образом, при помощи элементарных преобразований матрицы приводим матрицу A к матрице, которая будет обладать свойством диагонального преобладания.</text:span></text:p>
      <text:p text:style-name="P21">Затем, чтобы привести систему (1) к каноническому виду (2) выразим из i-го уравнения i-ю компоненту вектора неизвестных, получим:</text:p>
      <text:p text:style-name="P18"><draw:frame draw:style-name="fr1" draw:name="Object13" text:anchor-type="as-char" svg:width="1.1335in" svg:height="0.5638in" draw:z-index="1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6"/>
      <text:p text:style-name="P22">Таким образом, полученные соотношения дают представление исходной СЛАУ в рекуррентном виде, необходимое для итераций, где i = 1, 2, …, n:</text:p>
      <text:p text:style-name="P22"/>
      <text:p text:style-name="P27"><draw:frame draw:style-name="fr1" draw:name="Object14" text:anchor-type="as-char" svg:width="1.4217in" svg:height="0.5638in" draw:z-index="1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6"/>
      <text:p text:style-name="P38">3. Особенности метода Гаусса – Зейделя.</text:p>
      <text:p text:style-name="P18"><text:span text:style-name="T6"><text:s/>Отличительная особенность данного метода заключается в том, что при уточнение очередной компоненты вектора </text:span><draw:frame draw:style-name="fr1" draw:name="Object15" text:anchor-type="as-char" svg:width="0.3339in" svg:height="0.2102in" draw:z-index="15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6"><text:s/>мы используем уже уточнённые компоненты этого вектора. Чтобы метод Гаусса – Зейделя сходился должно выполняться условие <text:s/></text:span><draw:frame draw:style-name="fr1" draw:name="Object16" text:anchor-type="as-char" svg:width="0.4638in" svg:height="0.2035in" draw:z-index="16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6">, для этого матрица A должна обладать свойством диагонального преобладания </text:span><draw:frame draw:style-name="fr1" draw:name="Object17" text:anchor-type="as-char" svg:width="1.6228in" svg:height="0.3744in" draw:z-index="1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1">. Таким образом, при помощи элементарных преобразований матрицы приводим матрицу A к матрице A’, которая будет обладать свойством диагонального преобладания.</text:p>
      <text:p text:style-name="P21">Затем, чтобы привести систему (1) к каноническому виду (2) выразим из i-го уравнения i-ю компоненту вектора неизвестных, получим:</text:p>
      <text:p text:style-name="P18"><draw:frame draw:style-name="fr1" draw:name="Object18" text:anchor-type="as-char" svg:width="1.1335in" svg:height="0.5638in" draw:z-index="1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1">Аналогично методу Якоби получаем следующие рекуррентные соотношения для выполнения итераций:</text:p>
      <text:p text:style-name="P18"><draw:frame draw:style-name="fr1" draw:name="Object19" text:anchor-type="as-char" svg:width="1.4217in" svg:height="0.5638in" draw:z-index="1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8"><text:soft-page-break/><text:span text:style-name="T6">Чтобы использовать уже уточнённые компоненты вектора </text:span><draw:frame draw:style-name="fr2" draw:name="Object20" text:anchor-type="as-char" svg:width="0.3075in" svg:height="0.2307in" draw:z-index="2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, разделим сумму </text:span><draw:frame draw:style-name="fr1" draw:name="Object21" text:anchor-type="as-char" svg:width="0.5236in" svg:height="0.4484in" draw:z-index="21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6"><text:s/>на две суммы следующим образом:</text:span></text:p>
      <text:p text:style-name="P18"><draw:frame draw:style-name="fr1" draw:name="Object22" text:anchor-type="as-char" svg:width="2.548in" svg:height="0.4543in" draw:z-index="2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6"/>
      <text:p text:style-name="P21">Таким образом, полученные соотношения дают представление исходной СЛАУ в рекуррентном виде, необходимое для итераций, где i = 1, 2, …, n.</text:p>
      <text:p text:style-name="P22"><text:span text:style-name="Book_20_Title"><text:span text:style-name="T25"/></text:span></text:p>
      <text:p text:style-name="P23"><text:span text:style-name="Book_20_Title"><text:span text:style-name="T25">Листинг программы:</text:span></text:span></text:p>
      <text:p text:style-name="P23"><text:span text:style-name="Book_20_Title"><text:span text:style-name="T25">#toolkit.py</text:span></text:span></text:p>
      <text:p text:style-name="P40"><text:span text:style-name="T14">from </text:span><text:span text:style-name="T14">copy </text:span><text:span text:style-name="T14">import </text:span><text:span text:style-name="T14">deepcopy</text:span><text:line-break/><text:span text:style-name="T14">from </text:span><text:span text:style-name="T14">matrix </text:span><text:span text:style-name="T14">import </text:span><text:span text:style-name="T14">*</text:span><text:line-break/><text:span text:style-name="T14">import </text:span><text:span text:style-name="T14">numpy </text:span><text:span text:style-name="T14">as </text:span><text:span text:style-name="T14">np</text:span><text:line-break/><text:line-break/><text:line-break/><text:span text:style-name="T14">class </text:span><text:span text:style-name="T14">SLAE:</text:span><text:line-break/><text:span text:style-name="T14"> <text:s text:c="3"/></text:span><text:span text:style-name="T14">def </text:span><text:span text:style-name="T14">__init__</text:span><text:span text:style-name="T14">(</text:span><text:span text:style-name="T14">self</text:span><text:span text:style-name="T14">, </text:span><text:span text:style-name="T14">matrix</text:span><text:span text:style-name="T14">, </text:span><text:span text:style-name="T14">vector</text:span><text:span text:style-name="T14">, </text:span><text:span text:style-name="T14">precision):</text:span><text:line-break/><text:span text:style-name="T14"> <text:s text:c="7"/></text:span><text:span text:style-name="T14">self</text:span><text:span text:style-name="T14">.initial_matrix = np.array(matrix)</text:span><text:line-break/><text:span text:style-name="T14"> <text:s text:c="7"/></text:span><text:span text:style-name="T14">self</text:span><text:span text:style-name="T14">.vector = vector</text:span><text:line-break/><text:span text:style-name="T14"> <text:s text:c="7"/></text:span><text:span text:style-name="T14">self</text:span><text:span text:style-name="T14">.dimension = </text:span><text:span text:style-name="T14">len</text:span><text:span text:style-name="T14">(vector)</text:span><text:line-break/><text:span text:style-name="T14"> <text:s text:c="7"/></text:span><text:span text:style-name="T14">self</text:span><text:span text:style-name="T14">.identity = np.identity(</text:span><text:span text:style-name="T14">self</text:span><text:span text:style-name="T14">.dimension)</text:span><text:line-break/><text:span text:style-name="T14"> <text:s text:c="7"/></text:span><text:span text:style-name="T14">if </text:span><text:span text:style-name="T14">precision:</text:span><text:line-break/><text:span text:style-name="T14"> <text:s text:c="11"/></text:span><text:span text:style-name="T14">self</text:span><text:span text:style-name="T14">.precision = </text:span><text:span text:style-name="T14">1 </text:span><text:span text:style-name="T14">/ precision</text:span><text:line-break/><text:span text:style-name="T14"> <text:s text:c="7"/></text:span><text:span text:style-name="T14">else</text:span><text:span text:style-name="T14">:</text:span><text:line-break/><text:span text:style-name="T14"> <text:s text:c="11"/></text:span><text:span text:style-name="T14">raise </text:span><text:span text:style-name="T14">EnvironmentError</text:span><text:span text:style-name="T14">(</text:span><text:span text:style-name="T14">"You have to specify the precision value &gt; 0!"</text:span><text:span text:style-name="T14">)</text:span><text:line-break/><text:line-break/><text:span text:style-name="T14"> <text:s text:c="3"/></text:span><text:span text:style-name="T14">def </text:span><text:span text:style-name="T14">set_precision</text:span><text:span text:style-name="T14">(</text:span><text:span text:style-name="T14">self</text:span><text:span text:style-name="T14">, </text:span><text:span text:style-name="T14">precision):</text:span><text:line-break/><text:span text:style-name="T14"> <text:s text:c="7"/></text:span><text:span text:style-name="T14">self</text:span><text:span text:style-name="T14">.precision = </text:span><text:span text:style-name="T14">1 </text:span><text:span text:style-name="T14">/ precision</text:span><text:line-break/><text:line-break/><text:span text:style-name="T14"> <text:s text:c="3"/></text:span><text:span text:style-name="T14">@staticmethod</text:span><text:line-break/><text:span text:style-name="T14"> <text:s text:c="3"/></text:span><text:span text:style-name="T14">def </text:span><text:span text:style-name="T14">util_sum</text:span><text:span text:style-name="T14">(matrix</text:span><text:span text:style-name="T14">, </text:span><text:span text:style-name="T14">i</text:span><text:span text:style-name="T14">, </text:span><text:span text:style-name="T14">x):</text:span><text:line-break/><text:span text:style-name="T14"> <text:s text:c="7"/>s = </text:span><text:span text:style-name="T14">0</text:span><text:line-break/><text:span text:style-name="T14"> <text:s text:c="7"/></text:span><text:span text:style-name="T14">for </text:span><text:span text:style-name="T14">j </text:span><text:span text:style-name="T14">in </text:span><text:span text:style-name="T14">range</text:span><text:span text:style-name="T14">(</text:span><text:span text:style-name="T14">len</text:span><text:span text:style-name="T14">(matrix[</text:span><text:span text:style-name="T14">0</text:span><text:span text:style-name="T14">])):</text:span><text:line-break/><text:span text:style-name="T14"> <text:s text:c="11"/></text:span><text:span text:style-name="T14">if </text:span><text:span text:style-name="T14">j != i:</text:span><text:line-break/><text:span text:style-name="T14"> <text:s text:c="15"/>s += matrix[i][j] * x[j]</text:span><text:line-break/><text:span text:style-name="T14"> <text:s text:c="7"/></text:span><text:span text:style-name="T14">return </text:span><text:span text:style-name="T14">s</text:span><text:line-break/><text:line-break/><text:span text:style-name="T14"> <text:s text:c="3"/></text:span><text:span text:style-name="T14">def </text:span><text:span text:style-name="T14">norm</text:span><text:span text:style-name="T14">(</text:span><text:span text:style-name="T14">self</text:span><text:span text:style-name="T14">):</text:span><text:line-break/><text:span text:style-name="T14"> <text:s text:c="7"/>np.linalg.norm()</text:span><text:line-break/><text:line-break/><text:span text:style-name="T14"> <text:s text:c="3"/></text:span><text:span text:style-name="T14">def </text:span><text:span text:style-name="T14">simple_iterative_method</text:span><text:span text:style-name="T14">(</text:span><text:span text:style-name="T14">self</text:span><text:span text:style-name="T14">):</text:span><text:line-break/><text:span text:style-name="T14"> <text:s text:c="7"/>symmetrical = np.matmul(</text:span><text:span text:style-name="T14">self</text:span><text:span text:style-name="T14">.initial_matrix.T</text:span><text:span text:style-name="T14">, </text:span><text:span text:style-name="T14">self</text:span><text:span text:style-name="T14">.initial_matrix)</text:span><text:line-break/><text:span text:style-name="T14"> <text:s text:c="7"/>norm = Matrix.norm(symmetrical)</text:span><text:line-break/><text:span text:style-name="T14"> <text:s text:c="7"/>matrix_b = </text:span><text:span text:style-name="T14">self</text:span><text:span text:style-name="T14">.identity - symmetrical / norm</text:span><text:line-break/><text:span text:style-name="T14"> <text:s text:c="7"/>vector_b = np.matmul(</text:span><text:span text:style-name="T14">self</text:span><text:span text:style-name="T14">.initial_matrix.T</text:span><text:span text:style-name="T14">, </text:span><text:span text:style-name="T14">self</text:span><text:span text:style-name="T14">.vector / norm)</text:span><text:line-break/><text:span text:style-name="T14"> <text:s text:c="7"/>iterations_number = </text:span><text:span text:style-name="T14">0</text:span><text:line-break/><text:span text:style-name="T14"> <text:s text:c="7"/></text:span><text:span text:style-name="T14">x_prev = np.zeros(</text:span><text:span text:style-name="T14">self</text:span><text:span text:style-name="T14">.dimension)</text:span><text:line-break/><text:span text:style-name="T14"> <text:s text:c="7"/>x_vector = vector_b.copy()</text:span><text:line-break/><text:span text:style-name="T14"> <text:s text:c="7"/></text:span><text:span text:style-name="T14">while </text:span><text:span text:style-name="T14">(x_vector - x_prev &gt; </text:span><text:span text:style-name="T14">self</text:span><text:span text:style-name="T14">.precision).any():</text:span><text:line-break/><text:span text:style-name="T14"> <text:s text:c="11"/>x_prev = x_vector.copy()</text:span><text:line-break/><text:span text:style-name="T14"> <text:s text:c="11"/>x_vector = np.matmul(matrix_b</text:span><text:span text:style-name="T14">, </text:span><text:span text:style-name="T14">x_vector) + vector_b</text:span><text:line-break/><text:span text:style-name="T14"> <text:s text:c="11"/>iterations_number += </text:span><text:span text:style-name="T14">1</text:span><text:line-break/><text:soft-page-break/><text:span text:style-name="T14"> <text:s text:c="7"/></text:span><text:span text:style-name="T14">return </text:span><text:span text:style-name="T14">x_vector</text:span><text:span text:style-name="T14">, </text:span><text:span text:style-name="T14">iterations_number</text:span><text:span text:style-name="T14">, </text:span><text:span text:style-name="T14">matrix_b</text:span><text:span text:style-name="T14">, </text:span><text:span text:style-name="T14">vector_b</text:span><text:line-break/><text:line-break/><text:span text:style-name="T14"> <text:s text:c="3"/></text:span><text:span text:style-name="T14">def </text:span><text:span text:style-name="T14">jacobi_method</text:span><text:span text:style-name="T14">(</text:span><text:span text:style-name="T14">self</text:span><text:span text:style-name="T14">):</text:span><text:line-break/><text:span text:style-name="T14"> <text:s text:c="7"/>iterations_number = </text:span><text:span text:style-name="T14">0</text:span><text:line-break/><text:span text:style-name="T14"> <text:s text:c="7"/></text:span><text:span text:style-name="T14">x_prev = [</text:span><text:span text:style-name="T14">0 </text:span><text:span text:style-name="T14">for </text:span><text:span text:style-name="T14">_ </text:span><text:span text:style-name="T14">in </text:span><text:span text:style-name="T14">range</text:span><text:span text:style-name="T14">(</text:span><text:span text:style-name="T14">len</text:span><text:span text:style-name="T14">(</text:span><text:span text:style-name="T14">self</text:span><text:span text:style-name="T14">.vector))]</text:span><text:line-break/><text:span text:style-name="T14"> <text:s text:c="7"/>x_vector = deepcopy(</text:span><text:span text:style-name="T14">self</text:span><text:span text:style-name="T14">.vector)</text:span><text:line-break/><text:span text:style-name="T14"> <text:s text:c="7"/></text:span><text:span text:style-name="T14">while </text:span><text:span text:style-name="T14">max_difference(x_vector</text:span><text:span text:style-name="T14">, </text:span><text:span text:style-name="T14">x_prev) &gt; </text:span><text:span text:style-name="T14">self</text:span><text:span text:style-name="T14">.precision:</text:span><text:line-break/><text:span text:style-name="T14"> <text:s text:c="11"/>x_prev = deepcopy(x_vector)</text:span><text:line-break/><text:span text:style-name="T14"> <text:s text:c="11"/>x_vector = [(-</text:span><text:span text:style-name="T14">self</text:span><text:span text:style-name="T14">.util_sum(</text:span><text:span text:style-name="T14">self</text:span><text:span text:style-name="T14">.initial_matrix</text:span><text:span text:style-name="T14">, </text:span><text:span text:style-name="T14">i</text:span><text:span text:style-name="T14">, </text:span><text:span text:style-name="T14">x_vector) +</text:span><text:line-break/><text:span text:style-name="T14"> <text:s text:c="24"/></text:span><text:span text:style-name="T14">self</text:span><text:span text:style-name="T14">.vector[i]) / </text:span><text:span text:style-name="T14">self</text:span><text:span text:style-name="T14">.initial_matrix[i][i]</text:span><text:line-break/><text:span text:style-name="T14"> <text:s text:c="23"/></text:span><text:span text:style-name="T14">for </text:span><text:span text:style-name="T14">i </text:span><text:span text:style-name="T14">in </text:span><text:span text:style-name="T14">range</text:span><text:span text:style-name="T14">(</text:span><text:span text:style-name="T14">len</text:span><text:span text:style-name="T14">(x_vector))]</text:span><text:line-break/><text:span text:style-name="T14"> <text:s text:c="11"/>iterations_number += </text:span><text:span text:style-name="T14">1</text:span><text:line-break/><text:span text:style-name="T14"> <text:s text:c="7"/></text:span><text:span text:style-name="T14">return </text:span><text:span text:style-name="T14">x_vector</text:span><text:span text:style-name="T14">, </text:span><text:span text:style-name="T14">iterations_number</text:span><text:line-break/><text:line-break/><text:span text:style-name="T14"> <text:s text:c="3"/></text:span><text:span text:style-name="T14">@staticmethod</text:span><text:line-break/><text:span text:style-name="T14"> <text:s text:c="3"/></text:span><text:span text:style-name="T14">def </text:span><text:span text:style-name="T14">seidel_sum</text:span><text:span text:style-name="T14">(b_matrix</text:span><text:span text:style-name="T14">, </text:span><text:span text:style-name="T14">i</text:span><text:span text:style-name="T14">, </text:span><text:span text:style-name="T14">x):</text:span><text:line-break/><text:span text:style-name="T14"> <text:s text:c="7"/>s = </text:span><text:span text:style-name="T14">0</text:span><text:line-break/><text:span text:style-name="T14"> <text:s text:c="7"/></text:span><text:span text:style-name="T14">for </text:span><text:span text:style-name="T14">j </text:span><text:span text:style-name="T14">in </text:span><text:span text:style-name="T14">range</text:span><text:span text:style-name="T14">(</text:span><text:span text:style-name="T14">len</text:span><text:span text:style-name="T14">(x)):</text:span><text:line-break/><text:span text:style-name="T14"> <text:s text:c="11"/></text:span><text:span text:style-name="T14">if </text:span><text:span text:style-name="T14">i != j:</text:span><text:line-break/><text:span text:style-name="T14"> <text:s text:c="15"/>s += b_matrix[i][j] * x[j]</text:span><text:line-break/><text:span text:style-name="T14"> <text:s text:c="7"/></text:span><text:span text:style-name="T14">return </text:span><text:span text:style-name="T14">s</text:span><text:line-break/><text:line-break/><text:span text:style-name="T14"> <text:s text:c="3"/></text:span><text:span text:style-name="T14">def </text:span><text:span text:style-name="T14">seidel_gauss_method</text:span><text:span text:style-name="T14">(</text:span><text:span text:style-name="T14">self</text:span><text:span text:style-name="T14">):</text:span><text:line-break/><text:span text:style-name="T14"> <text:s text:c="7"/>x_prev = [</text:span><text:span text:style-name="T14">0 </text:span><text:span text:style-name="T14">for </text:span><text:span text:style-name="T14">_ </text:span><text:span text:style-name="T14">in </text:span><text:span text:style-name="T14">range</text:span><text:span text:style-name="T14">(</text:span><text:span text:style-name="T14">len</text:span><text:span text:style-name="T14">(</text:span><text:span text:style-name="T14">self</text:span><text:span text:style-name="T14">.vector))]</text:span><text:line-break/><text:span text:style-name="T14"> <text:s text:c="7"/>x_vector = deepcopy(</text:span><text:span text:style-name="T14">self</text:span><text:span text:style-name="T14">.vector)</text:span><text:line-break/><text:span text:style-name="T14"> <text:s text:c="7"/>iterations_number = </text:span><text:span text:style-name="T14">0</text:span><text:line-break/><text:span text:style-name="T14"> <text:s text:c="7"/></text:span><text:span text:style-name="T14">while </text:span><text:span text:style-name="T14">max_difference(x_vector</text:span><text:span text:style-name="T14">, </text:span><text:span text:style-name="T14">x_prev) &gt; </text:span><text:span text:style-name="T14">self</text:span><text:span text:style-name="T14">.precision:</text:span><text:line-break/><text:span text:style-name="T14"> <text:s text:c="11"/>x_prev = deepcopy(x_vector)</text:span><text:line-break/><text:span text:style-name="T14"> <text:s text:c="11"/></text:span><text:span text:style-name="T14">for </text:span><text:span text:style-name="T14">i </text:span><text:span text:style-name="T14">in </text:span><text:span text:style-name="T14">range</text:span><text:span text:style-name="T14">(</text:span><text:span text:style-name="T14">len</text:span><text:span text:style-name="T14">(x_vector)):</text:span><text:line-break/><text:span text:style-name="T14"> <text:s text:c="15"/>x_vector[i] = (-</text:span><text:span text:style-name="T14">self</text:span><text:span text:style-name="T14">.seidel_sum(</text:span><text:span text:style-name="T14">self</text:span><text:span text:style-name="T14">.initial_matrix</text:span><text:span text:style-name="T14">, </text:span><text:span text:style-name="T14">i</text:span><text:span text:style-name="T14">, </text:span><text:span text:style-name="T14">x_vector) +</text:span><text:line-break/><text:span text:style-name="T14"> <text:s text:c="30"/></text:span><text:span text:style-name="T14">self</text:span><text:span text:style-name="T14">.vector[i]) / </text:span><text:span text:style-name="T14">self</text:span><text:span text:style-name="T14">.initial_matrix[i][i]</text:span><text:line-break/><text:span text:style-name="T14"> <text:s text:c="11"/>iterations_number += </text:span><text:span text:style-name="T14">1</text:span><text:line-break/><text:span text:style-name="T14"> <text:s text:c="7"/></text:span><text:span text:style-name="T14">return </text:span><text:span text:style-name="T14">x_vector</text:span><text:span text:style-name="T14">, </text:span><text:span text:style-name="T14">iterations_number</text:span><text:line-break/><text:line-break/><text:span text:style-name="T14"> <text:s text:c="3"/></text:span><text:span text:style-name="T14">def </text:span><text:span text:style-name="T14">incoherence</text:span><text:span text:style-name="T14">(</text:span><text:span text:style-name="T14">self</text:span><text:span text:style-name="T14">, </text:span><text:span text:style-name="T14">x_vector):</text:span><text:line-break/><text:span text:style-name="T14"> <text:s text:c="7"/>result = Matrix.multiply_matrix_column(</text:span><text:span text:style-name="T14">self</text:span><text:span text:style-name="T14">.initial_matrix</text:span><text:span text:style-name="T14">, </text:span><text:span text:style-name="T14">x_vector)</text:span><text:line-break/><text:span text:style-name="T14"> <text:s text:c="7"/></text:span><text:span text:style-name="T14">return </text:span><text:span text:style-name="T14">[</text:span><text:span text:style-name="T14">self</text:span><text:span text:style-name="T14">.vector[i] - result[i]</text:span><text:line-break/><text:span text:style-name="T14"> <text:s text:c="15"/></text:span><text:span text:style-name="T14">for </text:span><text:span text:style-name="T14">i </text:span><text:span text:style-name="T14">in </text:span><text:span text:style-name="T14">range</text:span><text:span text:style-name="T14">(</text:span><text:span text:style-name="T14">len</text:span><text:span text:style-name="T14">(</text:span><text:span text:style-name="T14">self</text:span><text:span text:style-name="T14">.vector))]</text:span></text:p>
      <text:p text:style-name="P40"><text:span text:style-name="T14"/></text:p>
      <text:p text:style-name="P24"><text:span text:style-name="Book_20_Title"><text:span text:style-name="T32"/></text:span></text:p>
      <text:p text:style-name="P24"><text:span text:style-name="Book_20_Title"><text:span text:style-name="T25">#main.py</text:span></text:span></text:p>
      <text:p text:style-name="P42"><text:span text:style-name="T14">import </text:span><text:span text:style-name="T14">time</text:span><text:line-break/><text:span text:style-name="T14">from </text:span><text:span text:style-name="T14">toolkit </text:span><text:span text:style-name="T14">import </text:span><text:span text:style-name="T14">*</text:span><text:line-break/><text:line-break/><text:line-break/><text:span text:style-name="T14">if </text:span><text:span text:style-name="T14">__name__ == </text:span><text:span text:style-name="T14">'__main__'</text:span><text:span text:style-name="T14">:</text:span><text:line-break/><text:span text:style-name="T14"> <text:s text:c="3"/>k = -</text:span><text:span text:style-name="T14">3</text:span><text:line-break/><text:span text:style-name="T14"> <text:s text:c="3"/></text:span><text:span text:style-name="T14">alpha = </text:span><text:span text:style-name="T14">0.5 </text:span><text:span text:style-name="T14">* k</text:span><text:line-break/><text:span text:style-name="T14"> <text:s text:c="3"/>matrix = [[</text:span><text:span text:style-name="T14">3.81</text:span><text:span text:style-name="T14">, </text:span><text:span text:style-name="T14">0.25</text:span><text:span text:style-name="T14">, </text:span><text:span text:style-name="T14">1.28</text:span><text:span text:style-name="T14">, </text:span><text:span text:style-name="T14">0.75 </text:span><text:span text:style-name="T14">+ alpha]</text:span><text:span text:style-name="T14">,</text:span><text:line-break/><text:span text:style-name="T14"> <text:s text:c="13"/></text:span><text:span text:style-name="T14">[</text:span><text:span text:style-name="T14">2.25</text:span><text:span text:style-name="T14">, </text:span><text:span text:style-name="T14">1.32</text:span><text:span text:style-name="T14">, </text:span><text:span text:style-name="T14">4.58 </text:span><text:span text:style-name="T14">+ alpha</text:span><text:span text:style-name="T14">, </text:span><text:span text:style-name="T14">0.49</text:span><text:span text:style-name="T14">]</text:span><text:span text:style-name="T14">,</text:span><text:line-break/><text:span text:style-name="T14"> <text:s text:c="13"/></text:span><text:span text:style-name="T14">[</text:span><text:span text:style-name="T14">5.31</text:span><text:span text:style-name="T14">, </text:span><text:span text:style-name="T14">6.28 </text:span><text:span text:style-name="T14">+ alpha</text:span><text:span text:style-name="T14">, </text:span><text:span text:style-name="T14">0.98</text:span><text:span text:style-name="T14">, </text:span><text:span text:style-name="T14">1.04</text:span><text:span text:style-name="T14">]</text:span><text:span text:style-name="T14">,</text:span><text:line-break/><text:span text:style-name="T14"> <text:s text:c="13"/></text:span><text:span text:style-name="T14">[</text:span><text:span text:style-name="T14">9.39 </text:span><text:span text:style-name="T14">+ alpha</text:span><text:span text:style-name="T14">, </text:span><text:span text:style-name="T14">2.45</text:span><text:span text:style-name="T14">, </text:span><text:span text:style-name="T14">3.35</text:span><text:span text:style-name="T14">, </text:span><text:span text:style-name="T14">2.28</text:span><text:span text:style-name="T14">]]</text:span><text:line-break/><text:span text:style-name="T14"> <text:s text:c="3"/>f = [</text:span><text:span text:style-name="T14">4.21</text:span><text:span text:style-name="T14">, </text:span><text:span text:style-name="T14">6.47 </text:span><text:span text:style-name="T14">+ alpha</text:span><text:span text:style-name="T14">, </text:span><text:span text:style-name="T14">2.38</text:span><text:span text:style-name="T14">, </text:span><text:span text:style-name="T14">10.48 </text:span><text:span text:style-name="T14">+ alpha]</text:span><text:line-break/><text:line-break/><text:span text:style-name="T14"> <text:s text:c="3"/></text:span></text:p>
      <text:p text:style-name="P42"><text:soft-page-break/><text:span text:style-name="T14"><text:s text:c="4"/>diag_dominant = [[</text:span><text:span text:style-name="T14">3.81</text:span><text:span text:style-name="T14">, </text:span><text:span text:style-name="T14">0.25</text:span><text:span text:style-name="T14">, </text:span><text:span text:style-name="T14">1.28</text:span><text:span text:style-name="T14">, </text:span><text:span text:style-name="T14">-</text:span><text:span text:style-name="T14">0.75</text:span><text:span text:style-name="T14">]</text:span><text:span text:style-name="T14">,</text:span><text:line-break/><text:span text:style-name="T14"> <text:s text:c="20"/></text:span><text:span text:style-name="T14">[-</text:span><text:span text:style-name="T14">0.33</text:span><text:span text:style-name="T14">, </text:span><text:span text:style-name="T14">3.65</text:span><text:span text:style-name="T14">, </text:span><text:span text:style-name="T14">0.71</text:span><text:span text:style-name="T14">, </text:span><text:span text:style-name="T14">-</text:span><text:span text:style-name="T14">0.75</text:span><text:span text:style-name="T14">]</text:span><text:span text:style-name="T14">,</text:span><text:line-break/><text:span text:style-name="T14"> <text:s text:c="20"/></text:span><text:span text:style-name="T14">[</text:span><text:span text:style-name="T14">0.81</text:span><text:span text:style-name="T14">, </text:span><text:span text:style-name="T14">2.14</text:span><text:span text:style-name="T14">, </text:span><text:span text:style-name="T14">-</text:span><text:span text:style-name="T14">5.18</text:span><text:span text:style-name="T14">, </text:span><text:span text:style-name="T14">0.06</text:span><text:span text:style-name="T14">]</text:span><text:span text:style-name="T14">,</text:span><text:line-break/><text:span text:style-name="T14"> <text:s text:c="20"/></text:span><text:span text:style-name="T14">[</text:span><text:span text:style-name="T14">0.27</text:span><text:span text:style-name="T14">, </text:span><text:span text:style-name="T14">1.95</text:span><text:span text:style-name="T14">, </text:span><text:span text:style-name="T14">0.79</text:span><text:span text:style-name="T14">, </text:span><text:span text:style-name="T14">3.78</text:span><text:span text:style-name="T14">]]</text:span><text:line-break/><text:span text:style-name="T14"> <text:s text:c="3"/>new_f = [</text:span><text:span text:style-name="T14">4.21</text:span><text:span text:style-name="T14">, </text:span><text:span text:style-name="T14">-</text:span><text:span text:style-name="T14">1.63</text:span><text:span text:style-name="T14">, </text:span><text:span text:style-name="T14">-</text:span><text:span text:style-name="T14">7.56</text:span><text:span text:style-name="T14">, </text:span><text:span text:style-name="T14">0.56</text:span><text:span text:style-name="T14">]</text:span><text:line-break/><text:span text:style-name="T14"> <text:s text:c="3"/>iterative_methods = SLAE(diag_dominant</text:span><text:span text:style-name="T14">, </text:span><text:span text:style-name="T14">new_f</text:span><text:span text:style-name="T14">, </text:span><text:span text:style-name="T14">10 </text:span><text:span text:style-name="T14">** </text:span><text:span text:style-name="T14">5</text:span><text:span text:style-name="T14">)</text:span><text:line-break/><text:line-break/><text:span text:style-name="T14"> <text:s text:c="3"/></text:span><text:span text:style-name="T14">print</text:span><text:span text:style-name="T14">(</text:span><text:span text:style-name="T14">f'Matrix:</text:span><text:span text:style-name="T14">\n{</text:span><text:span text:style-name="T14">iterative_methods.initial_matrix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Vector: </text:span><text:span text:style-name="T14">{</text:span><text:span text:style-name="T14">iterative_methods.vector</text:span><text:span text:style-name="T14">}</text:span><text:span text:style-name="T14">'</text:span><text:span text:style-name="T14">)</text:span><text:line-break/><text:span text:style-name="T14"> <text:s text:c="3"/>t1 = time.perf_counter()</text:span><text:line-break/><text:span text:style-name="T14"> <text:s text:c="3"/>x1</text:span><text:span text:style-name="T14">, </text:span><text:span text:style-name="T14">n1</text:span><text:span text:style-name="T14">, </text:span><text:span text:style-name="T14">B</text:span><text:span text:style-name="T14">, </text:span><text:span text:style-name="T14">b = iterative_methods.simple_iterative_method()</text:span><text:line-break/><text:span text:style-name="T14"> <text:s text:c="3"/>t2 = time.perf_counter()</text:span><text:line-break/><text:span text:style-name="T14"> <text:s text:c="3"/></text:span><text:span text:style-name="T14">print</text:span><text:span text:style-name="T14">(</text:span><text:span text:style-name="T14">f'Simple iterative method:</text:span><text:span text:style-name="T14">\n</text:span><text:span text:style-name="T14">x vector = </text:span><text:span text:style-name="T14">{</text:span><text:span text:style-name="T14">x1</text:span><text:span text:style-name="T14">}\n</text:span><text:span text:style-name="T14">iterations number: </text:span><text:span text:style-name="T14">{</text:span><text:span text:style-name="T14">n1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incoherence:</text:span><text:span text:style-name="T14">\n {</text:span><text:span text:style-name="T14">iterative_methods.incoherence(x1)</text:span><text:span text:style-name="T14">}</text:span><text:span text:style-name="T14"> B:</text:span><text:span text:style-name="T14">\n</text:span><text:span text:style-name="T14">'</text:span><text:span text:style-name="T14">)</text:span><text:line-break/><text:span text:style-name="T14"> <text:s text:c="3"/>Matrix.print(B)</text:span><text:line-break/><text:span text:style-name="T14"> <text:s text:c="3"/></text:span><text:span text:style-name="T14">print</text:span><text:span text:style-name="T14">(</text:span><text:span text:style-name="T14">f'b:</text:span><text:span text:style-name="T14">{</text:span><text:span text:style-name="T14">b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Time: </text:span><text:span text:style-name="T14">{ </text:span><text:span text:style-name="T14">t2 - t1</text:span><text:span text:style-name="T14">}\n</text:span><text:span text:style-name="T14">'</text:span><text:span text:style-name="T14">)</text:span><text:line-break/><text:span text:style-name="T14"> <text:s text:c="3"/>t3 = time.perf_counter()</text:span><text:line-break/><text:span text:style-name="T14"> <text:s text:c="3"/>x2</text:span><text:span text:style-name="T14">, </text:span><text:span text:style-name="T14">n2 = iterative_methods.jacobi_method()</text:span><text:line-break/><text:span text:style-name="T14"> <text:s text:c="3"/>t4 = time.perf_counter()</text:span><text:line-break/><text:span text:style-name="T14"> <text:s text:c="3"/></text:span><text:span text:style-name="T14">print</text:span><text:span text:style-name="T14">(</text:span><text:span text:style-name="T14">f'Jacobi method:</text:span><text:span text:style-name="T14">\n</text:span><text:span text:style-name="T14">Transformed matrix: '</text:span><text:span text:style-name="T14">)</text:span><text:line-break/><text:span text:style-name="T14"> <text:s text:c="3"/>Matrix.print(diag_dominant</text:span><text:span text:style-name="T14">, </text:span><text:span text:style-name="T14">new_f)</text:span><text:line-break/><text:span text:style-name="T14"> <text:s text:c="3"/></text:span><text:span text:style-name="T14">print</text:span><text:span text:style-name="T14">(</text:span><text:span text:style-name="T14">f'B:'</text:span><text:span text:style-name="T14">)</text:span><text:line-break/><text:span text:style-name="T14"> <text:s text:c="3"/>Matrix.print(B)</text:span><text:line-break/><text:span text:style-name="T14"> <text:s text:c="3"/></text:span><text:span text:style-name="T14">print</text:span><text:span text:style-name="T14">(</text:span><text:span text:style-name="T14">f'b:</text:span><text:span text:style-name="T14">{</text:span><text:span text:style-name="T14">b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||B||: </text:span><text:span text:style-name="T14">{</text:span><text:span text:style-name="T14">Matrix.norm(B)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x vector = </text:span><text:span text:style-name="T14">{</text:span><text:span text:style-name="T14">x2</text:span><text:span text:style-name="T14">}\n</text:span><text:span text:style-name="T14">iterations number: </text:span><text:span text:style-name="T14">{</text:span><text:span text:style-name="T14">n2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incoherence: </text:span><text:span text:style-name="T14">{</text:span><text:span text:style-name="T14">iterative_methods.incoherence(x2)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Time: </text:span><text:span text:style-name="T14">{ </text:span><text:span text:style-name="T14">t4 - t3</text:span><text:span text:style-name="T14">}\n</text:span><text:span text:style-name="T14">'</text:span><text:span text:style-name="T14">)</text:span><text:line-break/><text:span text:style-name="T14"> <text:s text:c="3"/>t5 = time.perf_counter()</text:span><text:line-break/><text:span text:style-name="T14"> <text:s text:c="3"/>x4</text:span><text:span text:style-name="T14">, </text:span><text:span text:style-name="T14">n4 = iterative_methods.seidel_gauss_method()</text:span><text:line-break/><text:span text:style-name="T14"> <text:s text:c="3"/>t6 = time.perf_counter()</text:span><text:line-break/><text:span text:style-name="T14"> <text:s text:c="3"/></text:span><text:span text:style-name="T14">print</text:span><text:span text:style-name="T14">(</text:span><text:span text:style-name="T14">f'Seidel - Gauss method:</text:span><text:span text:style-name="T14">\n</text:span><text:span text:style-name="T14">x vector = </text:span><text:span text:style-name="T14">{</text:span><text:span text:style-name="T14">x4</text:span><text:span text:style-name="T14">}\n</text:span><text:span text:style-name="T14">iterations number: </text:span><text:span text:style-name="T14">{</text:span><text:span text:style-name="T14">n4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Incoherence: </text:span><text:span text:style-name="T14">{</text:span><text:span text:style-name="T14">iterative_methods.incoherence(x4)</text:span><text:span text:style-name="T14">}</text:span><text:span text:style-name="T14">'</text:span><text:span text:style-name="T14">)</text:span><text:line-break/><text:span text:style-name="T14"> <text:s text:c="3"/></text:span><text:span text:style-name="T14">print</text:span><text:span text:style-name="T14">(</text:span><text:span text:style-name="T14">f'Time: </text:span><text:span text:style-name="T14">{</text:span><text:span text:style-name="T14">t6-t5</text:span><text:span text:style-name="T14">}\n</text:span><text:span text:style-name="T14">'</text:span><text:span text:style-name="T14">)</text:span></text:p>
      <text:p text:style-name="P41"><text:span text:style-name="T14"/></text:p>
      <text:p text:style-name="P24"><text:span text:style-name="Book_20_Title"><text:span text:style-name="T27"/></text:span></text:p>
      <text:p text:style-name="P17"/>
      <text:p text:style-name="P17"/>
      <text:p text:style-name="P23"><text:span text:style-name="Book_20_Title"><text:span text:style-name="T25"/></text:span></text:p>
      <text:p text:style-name="P23"><text:span text:style-name="Book_20_Title"><text:span text:style-name="T25"/></text:span></text:p>
      <text:p text:style-name="P23"><text:span text:style-name="Book_20_Title"><text:span text:style-name="T25"/></text:span></text:p>
      <text:p text:style-name="P23"><text:span text:style-name="Book_20_Title"><text:span text:style-name="T25"/></text:span></text:p>
      <text:p text:style-name="P23"><text:span text:style-name="Book_20_Title"><text:span text:style-name="T25"/></text:span></text:p>
      <text:p text:style-name="P23"><text:span text:style-name="Book_20_Title"><text:span text:style-name="T25"/></text:span></text:p>
      <text:p text:style-name="P23"><text:soft-page-break/><text:span text:style-name="Book_20_Title"><text:span text:style-name="T25">STDOUT:</text:span></text:span></text:p>
      <text:p text:style-name="P23"><text:span text:style-name="Book_20_Title"><text:span text:style-name="T25"/></text:span></text:p>
      <text:p text:style-name="P39"><text:span text:style-name="Book_20_Title"><text:span text:style-name="T35">Matrix:</text:span></text:span></text:p>
      <text:p text:style-name="P39"><text:span text:style-name="Book_20_Title"><text:span text:style-name="T35">[[ 3.81 <text:s/>0.25 <text:s/>1.28 -0.75]</text:span></text:span></text:p>
      <text:p text:style-name="P39"><text:span text:style-name="Book_20_Title"><text:span text:style-name="T35"><text:s/>[-0.33 <text:s/>3.65 <text:s/>0.71 -0.75]</text:span></text:span></text:p>
      <text:p text:style-name="P39"><text:span text:style-name="Book_20_Title"><text:span text:style-name="T35"><text:s/>[ 0.81 <text:s/>2.14 -5.18 <text:s/>0.06]</text:span></text:span></text:p>
      <text:p text:style-name="P39"><text:span text:style-name="Book_20_Title"><text:span text:style-name="T35"><text:s/>[ 0.27 <text:s/>1.95 <text:s/>0.79 <text:s/>3.78]]</text:span></text:span></text:p>
      <text:p text:style-name="P39"><text:span text:style-name="Book_20_Title"><text:span text:style-name="T35">Vector: [4.21, -1.63, -7.56, 0.56]</text:span></text:span></text:p>
      <text:p text:style-name="P39"><text:span text:style-name="Book_20_Title"><text:span text:style-name="T35">Simple iterative method:</text:span></text:span></text:p>
      <text:p text:style-name="P39"><text:span text:style-name="Book_20_Title"><text:span text:style-name="T35">x vector = [ 0.72721463 -0.61039722 <text:s/>1.32256615 <text:s/>0.13466863]</text:span></text:span></text:p>
      <text:p text:style-name="P39"><text:span text:style-name="Book_20_Title"><text:span text:style-name="T35">iterations number: 28</text:span></text:span></text:p>
      <text:p text:style-name="P39"><text:span text:style-name="Book_20_Title"><text:span text:style-name="T35">incoherence:</text:span></text:span></text:p>
      <text:p text:style-name="P39"><text:span text:style-name="Book_20_Title"><text:span text:style-name="T35"><text:s/>[2.8342449306606454e-05, -8.981394337581605e-05, 1.8743705225254814e-05, 5.1958097223581134e-05] B:</text:span></text:span></text:p>
      <text:p text:style-name="P39"><text:span text:style-name="Book_20_Title"><text:span text:style-name="T35"/></text:span></text:p>
      <text:p text:style-name="P39"><text:span text:style-name="Book_20_Title"><text:span text:style-name="T35">[ 0.5967443289709021 -0.0527352521726798 -0.017334163272059697 0.04046739207513573]</text:span></text:span></text:p>
      <text:p text:style-name="P39"><text:span text:style-name="Book_20_Title"><text:span text:style-name="T35">[ -0.0527352521726798 0.4283114161223476 0.17421359366094907 -0.12014150980562102]</text:span></text:span></text:p>
      <text:p text:style-name="P39"><text:span text:style-name="Book_20_Title"><text:span text:style-name="T35">[ -0.017334163272059697 0.17421359366094907 0.22261530501561377 -0.031067548082605177]</text:span></text:span></text:p>
      <text:p text:style-name="P39"><text:span text:style-name="Book_20_Title"><text:span text:style-name="T35">[ 0.04046739207513573 -0.12014150980562102 -0.031067548082605177 0.5950897042949328]</text:span></text:span></text:p>
      <text:p text:style-name="P39"><text:span text:style-name="Book_20_Title"><text:span text:style-name="T35">b:[ 0.27854425 -0.52484169 <text:s/>1.15126946 -0.00713852]</text:span></text:span></text:p>
      <text:p text:style-name="P39"><text:span text:style-name="Book_20_Title"><text:span text:style-name="T35">Time: 0.000596318997850176</text:span></text:span></text:p>
      <text:p text:style-name="P39"><text:span text:style-name="Book_20_Title"><text:span text:style-name="T35"/></text:span></text:p>
      <text:p text:style-name="P39"><text:span text:style-name="Book_20_Title"><text:span text:style-name="T35">Jacobi method:</text:span></text:span></text:p>
      <text:p text:style-name="P39"><text:span text:style-name="Book_20_Title"><text:span text:style-name="T35">Transformed matrix: </text:span></text:span></text:p>
      <text:p text:style-name="P39"><text:span text:style-name="Book_20_Title"><text:span text:style-name="T35">[ 3.81 0.25 1.28 -0.75| 4.21 ]</text:span></text:span></text:p>
      <text:p text:style-name="P39"><text:span text:style-name="Book_20_Title"><text:span text:style-name="T35">[ -0.33 3.65 0.71 -0.75| -1.63 ]</text:span></text:span></text:p>
      <text:p text:style-name="P39"><text:span text:style-name="Book_20_Title"><text:span text:style-name="T35">[ 0.81 2.14 -5.18 0.06| -7.56 ]</text:span></text:span></text:p>
      <text:p text:style-name="P39"><text:span text:style-name="Book_20_Title"><text:span text:style-name="T35">[ 0.27 1.95 0.79 3.78| 0.56 ]</text:span></text:span></text:p>
      <text:p text:style-name="P39"><text:span text:style-name="Book_20_Title"><text:span text:style-name="T35">B:</text:span></text:span></text:p>
      <text:p text:style-name="P39"><text:span text:style-name="Book_20_Title"><text:span text:style-name="T35">[ 0.5967443289709021 -0.0527352521726798 -0.017334163272059697 0.04046739207513573]</text:span></text:span></text:p>
      <text:p text:style-name="P39"><text:span text:style-name="Book_20_Title"><text:span text:style-name="T35">[ -0.0527352521726798 0.4283114161223476 0.17421359366094907 -0.12014150980562102]</text:span></text:span></text:p>
      <text:p text:style-name="P39"><text:span text:style-name="Book_20_Title"><text:span text:style-name="T35">[ -0.017334163272059697 0.17421359366094907 0.22261530501561377 -0.031067548082605177]</text:span></text:span></text:p>
      <text:p text:style-name="P39"><text:span text:style-name="Book_20_Title"><text:span text:style-name="T35">[ 0.04046739207513573 -0.12014150980562102 -0.031067548082605177 0.5950897042949328]</text:span></text:span></text:p>
      <text:p text:style-name="P39"><text:span text:style-name="Book_20_Title"><text:span text:style-name="T35">b:[ 0.27854425 -0.52484169 <text:s/>1.15126946 -0.00713852]</text:span></text:span></text:p>
      <text:p text:style-name="P39"><text:span text:style-name="Book_20_Title"><text:span text:style-name="T35">||B||: 0.7867661542582947</text:span></text:span></text:p>
      <text:p text:style-name="P39"><text:span text:style-name="Book_20_Title"><text:span text:style-name="T35">x vector = [0.727230345468462, -0.6104153641134048, 1.3225544362438522, 0.13469551254424564]</text:span></text:span></text:p>
      <text:p text:style-name="P39"><text:span text:style-name="Book_20_Title"><text:span text:style-name="T35">iterations number: 22</text:span></text:span></text:p>
      <text:p text:style-name="P39"><text:span text:style-name="Book_20_Title"><text:span text:style-name="T35">incoherence: [8.180809563995695e-06, 1.0077693569643387e-05, -1.7451636268539517e-05, -9.275305237088638e-06]</text:span></text:span></text:p>
      <text:p text:style-name="P39"><text:span text:style-name="Book_20_Title"><text:span text:style-name="T35">Time: 0.001062527000613045</text:span></text:span></text:p>
      <text:p text:style-name="P39"><text:span text:style-name="Book_20_Title"><text:span text:style-name="T35"/></text:span></text:p>
      <text:p text:style-name="P39"><text:span text:style-name="Book_20_Title"><text:span text:style-name="T35">Seidel - Gauss method:</text:span></text:span></text:p>
      <text:p text:style-name="P39"><text:span text:style-name="Book_20_Title"><text:span text:style-name="T35">x vector = [0.727229327136861, -0.610414910165125, 1.322557767832622, 0.13469220103366925]</text:span></text:span></text:p>
      <text:p text:style-name="P39"><text:span text:style-name="Book_20_Title"><text:span text:style-name="T35">iterations number: 14</text:span></text:span></text:p>
      <text:p text:style-name="P39"><text:span text:style-name="Book_20_Title"><text:span text:style-name="T35">Incoherence: [5.199099336827828e-06, 3.2356719610326934e-06, -1.419165283067514e-07, 0.0]</text:span></text:span></text:p>
      <text:p text:style-name="P39"><text:span text:style-name="Book_20_Title"><text:span text:style-name="T35">Time: 0.0006395660020643845</text:span></text:span></text:p>
      <text:h text:style-name="P29" text:outline-level="1"><text:soft-page-break/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span text:style-name="Book_20_Title"><text:span text:style-name="T24"/></text:span></text:h>
      <text:h text:style-name="P29" text:outline-level="1"><text:bookmark-start text:name="_Toc27641780"/><text:span text:style-name="Book_20_Title"><text:span text:style-name="T24">Вывод</text:span></text:span><text:bookmark-end text:name="_Toc27641780"/><text:span text:style-name="Book_20_Title"><text:span text:style-name="T25">ы:</text:span></text:span></text:h>
      <text:p text:style-name="P17"/>
      <text:p text:style-name="P31"><text:span text:style-name="T11">Таким образом, итерационные методы позволяют вычислить любое приближение к точному решению СЛАУ за конечное число итераций. При этом итерационные методы обладают большей устойчивостью, чем прямые методы и обладают быстрой сходимостью. Также можно заметить, что в рассмотренных методах мы получаем разное количество итераций. Это</text:span><text:span text:style-name="T12"> </text:span><text:span text:style-name="T11">связано</text:span><text:span text:style-name="T12"> </text:span><text:span text:style-name="T11">с</text:span><text:span text:style-name="T12"> </text:span><text:span text:style-name="T11">тем</text:span><text:span text:style-name="T12">, </text:span><text:span text:style-name="T11">что</text:span><text:span text:style-name="T12">:</text:span></text:p>
      <text:list xml:id="list3925422210" text:style-name="WWNum8">
        <text:list-item>
          <text:p text:style-name="P47"><text:span text:style-name="T11">в методе Гаусса-Зейделя новые значения </text:span><draw:frame draw:style-name="fr1" draw:name="Object23" text:anchor-type="as-char" svg:width="0.311in" svg:height="0.2346in" draw:z-index="23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11"><text:s/>используются сразу же по мере получения, в то время как в методе простой итерации они не используются до следующей итерации;</text:span></text:p>
        </text:list-item>
        <text:list-item>
          <text:p text:style-name="P48">метод Гаусса-Зейделя сходится быстрее, чем Якоби, следовательно, количество итераций в нём меньш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ejaVu Sans Mono1" svg:font-family="'DejaVu Sans Mono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2" svg:font-family="'DejaVu Sans Mono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tru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/>
      <style:text-properties fo:language="ru" fo:country="RU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ru" fo:country="none" fo:font-weight="bold" style:font-name-asian="Calibri1" style:font-family-asian="Calibri" style:font-family-generic-asian="system" style:font-pitch-asian="variable" style:font-size-asian="14pt" style:language-asian="en" style:country-asian="GB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ru" fo:country="none" fo:font-weight="bold" style:font-name-asian="Calibri1" style:font-family-asian="Calibri" style:font-family-generic-asian="system" style:font-pitch-asian="variable" style:font-size-asian="13pt" style:language-asian="en" style:country-asian="GB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none" style:font-name-asian="Arial1" style:font-family-asian="Arial" style:font-family-generic-asian="system" style:font-pitch-asian="variable" style:font-size-asian="8pt" style:language-asian="en" style:country-asian="GB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language="ru" fo:country="none" fo:font-style="italic" style:font-name-asian="Calibri1" style:font-family-asian="Calibri" style:font-family-generic-asian="system" style:font-pitch-asian="variable" style:language-asian="en" style:country-asian="GB" style:font-style-asian="italic" style:font-name-complex="DejaVu Sans" style:font-family-complex="'DejaVu Sans'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4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044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4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4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44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4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4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044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13</meta:editing-cycles>
    <meta:creation-date>2019-10-29T19:51:00</meta:creation-date>
    <dc:date>2019-12-26T13:50:11.731505006</dc:date>
    <meta:editing-duration>PT21M1S</meta:editing-duration>
    <meta:generator>LibreOffice/6.2.8.2$Linux_X86_64 LibreOffice_project/20$Build-2</meta:generator>
    <meta:document-statistic meta:table-count="0" meta:image-count="0" meta:object-count="24" meta:page-count="8" meta:paragraph-count="98" meta:word-count="1099" meta:character-count="10321" meta:non-whitespace-character-count="8319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7/content.xml><?xml version="1.0" encoding="utf-8"?>
<math xmlns="http://www.w3.org/1998/Math/MathML" display="block">
  <semantics>
    <mrow>
      <mi>A</mi>
      <mrow>
        <mover accent="true">
          <mi>x</mi>
          <mo stretchy="true">⃗</mo>
        </mover>
        <mo stretchy="false">=</mo>
        <mover accent="true">
          <mi>f</mi>
          <mo stretchy="true">⃗</mo>
        </mover>
      </mrow>
    </mrow>
    <annotation encoding="StarMath 5.0">A widevec {x} = widevec {f}</annotation>
  </semantics>
</math>
</file>

<file path=Object 25/content.xml><?xml version="1.0" encoding="utf-8"?>
<math xmlns="http://www.w3.org/1998/Math/MathML" display="block">
  <semantics>
    <mrow>
      <mrow>
        <mover accent="true">
          <mi>x</mi>
          <mo stretchy="true">⃗</mo>
        </mover>
        <mo stretchy="false">=</mo>
        <mover accent="true">
          <mi>B</mi>
          <mo stretchy="true">⃗</mo>
        </mover>
      </mrow>
      <mrow>
        <mover accent="true">
          <mi>x</mi>
          <mo stretchy="true">⃗</mo>
        </mover>
        <mo stretchy="false">+</mo>
        <mover accent="true">
          <mi>b</mi>
          <mo stretchy="true">⃗</mo>
        </mover>
      </mrow>
    </mrow>
    <annotation encoding="StarMath 5.0">widevec {x} = widevec {B} widevec {x} + widevec {b}</annotation>
  </semantics>
</math>
</file>

<file path=Object 26/content.xml><?xml version="1.0" encoding="utf-8"?>
<math xmlns="http://www.w3.org/1998/Math/MathML" display="block">
  <semantics>
    <mi>B</mi>
    <annotation encoding="StarMath 5.0">B</annotation>
  </semantics>
</math>
</file>

<file path=Object 27/content.xml><?xml version="1.0" encoding="utf-8"?>
<math xmlns="http://www.w3.org/1998/Math/MathML" display="block">
  <semantics>
    <mover accent="true">
      <mi>b</mi>
      <mo stretchy="true">⃗</mo>
    </mover>
    <annotation encoding="StarMath 5.0">widevec {b}  </annotation>
  </semantics>
</math>
</file>

<file path=Object 28/content.xml><?xml version="1.0" encoding="utf-8"?>
<math xmlns="http://www.w3.org/1998/Math/MathML" display="block">
  <semantics>
    <mrow>
      <mrow>
        <msup>
          <mover accent="true">
            <mi>x</mi>
            <mo stretchy="true">⃗</mo>
          </mover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over accent="true">
          <mi>B</mi>
          <mo stretchy="true">⃗</mo>
        </mover>
      </mrow>
      <mrow>
        <msup>
          <mover accent="true">
            <mi>x</mi>
            <mo stretchy="true">⃗</mo>
          </mover>
          <mrow>
            <mo fence="true" stretchy="false">(</mo>
            <mrow>
              <mi>k</mi>
            </mrow>
            <mo fence="true" stretchy="false">)</mo>
          </mrow>
        </msup>
        <mo stretchy="false">+</mo>
        <mover accent="true">
          <mi>b</mi>
          <mo stretchy="true">⃗</mo>
        </mover>
      </mrow>
      <mi>,</mi>
      <mrow>
        <mi>k</mi>
        <mo stretchy="false">=</mo>
        <mn>1</mn>
      </mrow>
      <mi>,</mi>
      <mn>2</mn>
      <mi>,</mi>
      <mi>…</mi>
    </mrow>
    <annotation encoding="StarMath 5.0">{widevec {x}} ^ {(k+1)} = widevec {B} {widevec {x}} ^ {(k)} + widevec {b} , k=1, 2,…</annotation>
  </semantics>
</math>
</file>

<file path=Object 29/content.xml><?xml version="1.0" encoding="utf-8"?>
<math xmlns="http://www.w3.org/1998/Math/MathML" display="block">
  <semantics>
    <msup>
      <mover accent="true">
        <mi>x</mi>
        <mo stretchy="true">⃗</mo>
      </mover>
      <mrow>
        <mo fence="true" stretchy="false">(</mo>
        <mrow>
          <mn>0</mn>
        </mrow>
        <mo fence="true" stretchy="false">)</mo>
      </mrow>
    </msup>
    <annotation encoding="StarMath 5.0">{widevec {x}} ^ {(0)}</annotation>
  </semantics>
</math>
</file>

<file path=Object 30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31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32/content.xml><?xml version="1.0" encoding="utf-8"?>
<math xmlns="http://www.w3.org/1998/Math/MathML" display="block">
  <semantics>
    <mi>ε</mi>
    <annotation encoding="StarMath 5.0">ε</annotation>
  </semantics>
</math>
</file>

<file path=Object 33/content.xml><?xml version="1.0" encoding="utf-8"?>
<math xmlns="http://www.w3.org/1998/Math/MathML" display="block">
  <semantics>
    <mrow>
      <mi>k</mi>
      <mo stretchy="false">=</mo>
      <mrow>
        <mrow>
          <mo fence="true" stretchy="true">[</mo>
          <mrow>
            <mfrac>
              <mrow>
                <mi>ln</mi>
                <mfrac>
                  <mrow>
                    <mi>ε</mi>
                    <mrow>
                      <mo fence="true" stretchy="true">(</mo>
                      <mrow>
                        <mrow>
                          <mn>1</mn>
                          <mo stretchy="false">−</mo>
                          <mrow>
                            <mo fence="true" stretchy="true">‖</mo>
                            <mrow>
                              <mi>B</mi>
                            </mrow>
                            <mo fence="true" stretchy="true">‖</mo>
                          </mrow>
                        </mrow>
                      </mrow>
                      <mo fence="true" stretchy="true">)</mo>
                    </mrow>
                  </mrow>
                  <mrow>
                    <mo fence="true" stretchy="true">‖</mo>
                    <mrow>
                      <mi>b</mi>
                    </mrow>
                    <mo fence="true" stretchy="true">‖</mo>
                  </mrow>
                </mfrac>
              </mrow>
              <mrow>
                <mi>ln</mi>
                <mrow>
                  <mo fence="true" stretchy="true">‖</mo>
                  <mrow>
                    <mi>B</mi>
                  </mrow>
                  <mo fence="true" stretchy="true">‖</mo>
                </mrow>
              </mrow>
            </mfrac>
          </mrow>
          <mo fence="true" stretchy="true">]</mo>
        </mrow>
        <mo stretchy="false">+</mo>
        <mn>1</mn>
      </mrow>
    </mrow>
    <annotation encoding="StarMath 5.0">k= left [{ln {ε left (1- left ldline B right rdline right )} over {left ldline b right rdline}} over {ln left ldline B right rdline} right ] +1</annotation>
  </semantics>
</math>
</file>

<file path=Object 34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35/content.xml><?xml version="1.0" encoding="utf-8"?>
<math xmlns="http://www.w3.org/1998/Math/MathML" display="block">
  <semantics>
    <mrow>
      <mo fence="true" stretchy="true">(</mo>
      <mrow>
        <mrow>
          <mrow>
            <mo fence="true" stretchy="true">|</mo>
            <mrow>
              <msub>
                <mi>a</mi>
                <mi mathvariant="italic">ii</mi>
              </msub>
            </mrow>
            <mo fence="true" stretchy="true">|</mo>
          </mrow>
          <mi>≥</mi>
          <mrow>
            <munder>
              <mo stretchy="false">∑</mo>
              <mrow>
                <mi>i</mi>
                <mi>≠</mi>
                <mi>j</mi>
              </mrow>
            </munder>
            <mrow>
              <mo fence="true" stretchy="true">|</mo>
              <mrow>
                <msub>
                  <mi>a</mi>
                  <mi mathvariant="italic">ij</mi>
                </msub>
              </mrow>
              <mo fence="true" stretchy="true">|</mo>
            </mrow>
          </mrow>
          <mi>,</mi>
          <mrow>
            <mi>j</mi>
            <mo stretchy="false">=</mo>
            <mn>1,2</mn>
          </mrow>
          <mi>,</mi>
          <mi>…</mi>
        </mrow>
      </mrow>
      <mo fence="true" stretchy="true">)</mo>
    </mrow>
    <annotation encoding="StarMath 5.0">left (left lline {a} rsub {ii} right rline ≥ sum from {i≠j} {left lline {a} rsub {ij} right rline} ,  j=1,2,… right )</annotation>
  </semantics>
</math>
</file>

<file path=Object 36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>
        <mi>x</mi>
        <mi>j</mi>
      </msub>
    </mrow>
    <annotation encoding="StarMath 5.0">{x} rsub {i} = {{f} rsub {i}} over {{a} rsub {ii}} - sum from {stack { j=1 # j≠i }} to {n} {{{a} rsub {ij}} over {{a} rsub {ii}}} {x} rsub {j}</annotation>
  </semantics>
</math>
</file>

<file path=Object 37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sup>
        <mi>x</mi>
        <mi>j</mi>
        <mrow>
          <mo fence="true" stretchy="false">(</mo>
          <mrow>
            <mi>k</mi>
          </mrow>
          <mo fence="true" stretchy="false">)</mo>
        </mrow>
      </msubsup>
    </mrow>
    <annotation encoding="StarMath 5.0">{x} rsub {i} rsup {(k+1)} = {{f} rsub {i}} over {{a} rsub {ii}} - sum from {stack { j=1 # j≠i }} to {n} {{{a} rsub {ij}} over {{a} rsub {ii}}} {x} rsub {j} rsup {(k)}</annotation>
  </semantics>
</math>
</file>

<file path=Object 38/content.xml><?xml version="1.0" encoding="utf-8"?>
<math xmlns="http://www.w3.org/1998/Math/MathML" display="block">
  <semantics>
    <msup>
      <mi>x</mi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</msup>
    <annotation encoding="StarMath 5.0">{x} ^ {(k+1)}</annotation>
  </semantics>
</math>
</file>

<file path=Object 39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4/content.xml><?xml version="1.0" encoding="utf-8"?>
<math xmlns="http://www.w3.org/1998/Math/MathML" display="block">
  <semantics>
    <mrow>
      <mi>ε</mi>
      <mo stretchy="false">=</mo>
      <msup>
        <mn>10</mn>
        <mrow>
          <mo stretchy="false">−</mo>
          <mn>5</mn>
        </mrow>
      </msup>
    </mrow>
    <annotation encoding="StarMath 5.0">ε= {10} ^ {-5}</annotation>
  </semantics>
</math>
</file>

<file path=Object 40/content.xml><?xml version="1.0" encoding="utf-8"?>
<math xmlns="http://www.w3.org/1998/Math/MathML" display="block">
  <semantics>
    <mrow>
      <mo fence="true" stretchy="true">(</mo>
      <mrow>
        <mrow>
          <mrow>
            <mo fence="true" stretchy="true">|</mo>
            <mrow>
              <msub>
                <mi>a</mi>
                <mi mathvariant="italic">ii</mi>
              </msub>
            </mrow>
            <mo fence="true" stretchy="true">|</mo>
          </mrow>
          <mi>≥</mi>
          <mrow>
            <munder>
              <mo stretchy="false">∑</mo>
              <mrow>
                <mi>i</mi>
                <mi>≠</mi>
                <mi>j</mi>
              </mrow>
            </munder>
            <mrow>
              <mo fence="true" stretchy="true">|</mo>
              <mrow>
                <msub>
                  <mi>a</mi>
                  <mi mathvariant="italic">ij</mi>
                </msub>
              </mrow>
              <mo fence="true" stretchy="true">|</mo>
            </mrow>
          </mrow>
          <mi>,</mi>
          <mrow>
            <mi>j</mi>
            <mo stretchy="false">=</mo>
            <mn>1,2</mn>
          </mrow>
          <mi>,</mi>
          <mi>…</mi>
        </mrow>
      </mrow>
      <mo fence="true" stretchy="true">)</mo>
    </mrow>
    <annotation encoding="StarMath 5.0">left (left lline {a} rsub {ii} right rline ≥ sum from {i≠j} {left lline {a} rsub {ij} right rline} ,  j=1,2,… right )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>
        <mi>x</mi>
        <mi>j</mi>
      </msub>
    </mrow>
    <annotation encoding="StarMath 5.0">{x} rsub {i} = {{f} rsub {i}} over {{a} rsub {ii}} - sum from {stack { j=1 # j≠i }} to {n} {{{a} rsub {ij}} over {{a} rsub {ii}}} {x} rsub {j}</annotation>
  </semantics>
</math>
</file>

<file path=Object 42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sup>
        <mi>x</mi>
        <mi>j</mi>
        <mrow>
          <mo fence="true" stretchy="false">(</mo>
          <mrow>
            <mi>k</mi>
          </mrow>
          <mo fence="true" stretchy="false">)</mo>
        </mrow>
      </msubsup>
    </mrow>
    <annotation encoding="StarMath 5.0">{x} rsub {i} rsup {(k+1)} = {{f} rsub {i}} over {{a} rsub {ii}} - sum from {stack { j=1 # j≠i }} to {n} {{{a} rsub {ij}} over {{a} rsub {ii}}} {x} rsub {j} rsup {(k)}</annotation>
  </semantics>
</math>
</file>

<file path=Object 43/content.xml><?xml version="1.0" encoding="utf-8"?>
<math xmlns="http://www.w3.org/1998/Math/MathML" display="block">
  <semantics>
    <mrow>
      <mstyle mathsize="12pt">
        <msup>
          <mover accent="true">
            <mi>x</mi>
            <mo stretchy="false">⃗</mo>
          </mover>
          <mstyle mathsize="8pt">
            <mrow>
              <mi>k</mi>
              <mo stretchy="false">+</mo>
              <mn>1</mn>
            </mrow>
          </mstyle>
        </msup>
      </mstyle>
      <mrow/>
    </mrow>
    <annotation encoding="StarMath 5.0"> size 12{ { vec  {x}} rSup { size 8{k+1} } } {}</annotation>
  </semantics>
</math>
</file>

<file path=Object 44/content.xml><?xml version="1.0" encoding="utf-8"?>
<math xmlns="http://www.w3.org/1998/Math/MathML" display="block">
  <semantics>
    <mrow>
      <munderover>
        <mo stretchy="false">∑</mo>
        <mrow>
          <mi>i</mi>
          <mi>≠</mi>
          <mi>j</mi>
        </mrow>
        <mi>n</mi>
      </munderover>
      <mrow>
        <msub>
          <mi>a</mi>
          <mi mathvariant="italic">ij</mi>
        </msub>
        <msub>
          <mi>x</mi>
          <mi>j</mi>
        </msub>
      </mrow>
    </mrow>
    <annotation encoding="StarMath 5.0">sum from {i≠j} to {n} {{a} rsub {ij} {x} rsub {j}}</annotation>
  </semantics>
</math>
</file>

<file path=Object 45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row>
        <msubsup>
          <mi>x</mi>
          <mi>j</mi>
          <mrow>
            <mo fence="true" stretchy="true">(</mo>
            <mrow>
              <mrow>
                <mi>k</mi>
                <mo stretchy="false">+</mo>
                <mn>1</mn>
              </mrow>
            </mrow>
            <mo fence="true" stretchy="true">)</mo>
          </mrow>
        </msubsup>
        <mo stretchy="false">−</mo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1</mn>
              </mrow>
            </mrow>
            <mi>n</mi>
          </munderover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</mrow>
      <mrow>
        <msubsup>
          <mi>x</mi>
          <mi>j</mi>
          <mrow>
            <mo fence="true" stretchy="true">(</mo>
            <mrow>
              <mi>k</mi>
            </mrow>
            <mo fence="true" stretchy="true">)</mo>
          </mrow>
        </msubsup>
        <mo stretchy="false">+</mo>
        <mfrac>
          <msub>
            <mi>f</mi>
            <mi>i</mi>
          </msub>
          <msub>
            <mi>a</mi>
            <mi mathvariant="italic">ii</mi>
          </msub>
        </mfrac>
      </mrow>
    </mrow>
    <annotation encoding="StarMath 5.0">{x} rsub {i} rsup {(k+1)} =- sum from {j=i+1} to {n} {{{a} rsub {ij}} over {{a} rsub {ii}}} {x} rsub {j} rsup {left (k+1 right )} - sum from {j=i+1} to {n} {{{a} rsub {ij}} over {{a} rsub {ii}}} {x} rsub {j} rsup {left (k right )} + {{f} rsub {i}} over {{a} rsub {ii}}</annotation>
  </semantics>
</math>
</file>

<file path=Object 46/content.xml><?xml version="1.0" encoding="utf-8"?>
<math xmlns="http://www.w3.org/1998/Math/MathML" display="block">
  <semantics>
    <msubsup>
      <mi>x</mi>
      <mi>i</mi>
      <mrow>
        <mo fence="true" stretchy="true">(</mo>
        <mrow>
          <mrow>
            <mi>k</mi>
            <mo stretchy="false">+</mo>
            <mn>1</mn>
          </mrow>
        </mrow>
        <mo fence="true" stretchy="true">)</mo>
      </mrow>
    </msubsup>
    <annotation encoding="StarMath 5.0">{x} rsub {i} rsup {left (k +1 right )}</annotation>
  </semantics>
</math>
</file>